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0.4098in"/>
    </style:style>
    <style:style style:name="co8" style:family="table-column">
      <style:table-column-properties fo:break-before="auto" style:column-width="0.4827in"/>
    </style:style>
    <style:style style:name="co9" style:family="table-column">
      <style:table-column-properties fo:break-before="auto" style:column-width="0.45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1772in"/>
    </style:style>
    <style:style style:name="co12" style:family="table-column">
      <style:table-column-properties fo:break-before="auto" style:column-width="1.249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1.1043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14">
            <text:p>1.4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25">
            <text:p>2.5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043">
            <text:p>4.3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385">
            <text:p>1385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972">
            <text:p>1972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2613">
            <text:p>261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0-11">
            <text:p>2020-10-11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4 - 1.34)">
            <text:p>(0.94 - 1.34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18">
            <text:p>1.18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number-columns-repeated="3" table:default-cell-style-name="Default"/>
        <table:table-column table:style-name="co4" table:number-columns-repeated="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4" table:number-columns-repeated="3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42">
            <text:p>142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20.5">
            <text:p>20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0.144366197183099">
            <text:p>0.1443661972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1.5461312239635">
            <text:p>1.546131224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5.14009883159348">
            <text:p>5.140098831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6">
            <text:p>166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41265060240964">
            <text:p>0.094126506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680797739149">
            <text:p>1.3468079774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0537385562413">
            <text:p>7.705373855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8">
            <text:p>188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4.125">
            <text:p>14.12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51329787234043">
            <text:p>0.0751329787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7402955593594">
            <text:p>1.2740295559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9.56799435809472">
            <text:p>9.567994358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52">
            <text:p>252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5.5">
            <text:p>15.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615079365079365">
            <text:p>0.061507936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2269290123457">
            <text:p>1.2226929012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1.6123575184631">
            <text:p>11.6123575185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16">
            <text:p>216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3.25">
            <text:p>3.2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50462962962963">
            <text:p>0.0150462963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5310576346022">
            <text:p>1.0531057635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5">
            <text:p>155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6.25">
            <text:p>16.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838709677419">
            <text:p>0.104838709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847814776275">
            <text:p>1.3884781478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5237340549583">
            <text:p>6.952373405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8">
            <text:p>88</text:p>
          </table:table-cell>
          <table:table-cell office:value-type="float" office:value="188">
            <text:p>188</text:p>
          </table:table-cell>
          <table:table-cell office:value-type="float" office:value="5">
            <text:p>5</text:p>
          </table:table-cell>
          <table:table-cell office:value-type="float" office:value="1.625">
            <text:p>1.625</text:p>
          </table:table-cell>
          <table:table-cell office:value-type="float" office:value="14">
            <text:p>14</text:p>
          </table:table-cell>
          <table:table-cell office:value-type="float" office:value="0.25">
            <text:p>0.25</text:p>
          </table:table-cell>
          <table:table-cell office:value-type="float" office:value="0.0184659090909091">
            <text:p>0.0184659091</text:p>
          </table:table-cell>
          <table:table-cell office:value-type="float" office:value="0.074468085106383">
            <text:p>0.0744680851</text:p>
          </table:table-cell>
          <table:table-cell office:value-type="float" office:value="1.9975">
            <text:p>1.9975</text:p>
          </table:table-cell>
          <table:table-cell office:value-type="float" office:value="1.06529902182335">
            <text:p>1.0652990218</text:p>
          </table:table-cell>
          <table:table-cell office:value-type="float" office:value="1.27150746944319">
            <text:p>1.2715074694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9.65040155450551">
            <text:p>9.6504015545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244">
            <text:p>244</text:p>
          </table:table-cell>
          <table:table-cell office:value-type="float" office:value="9.625">
            <text:p>9.625</text:p>
          </table:table-cell>
          <table:table-cell office:value-type="float" office:value="2.875">
            <text:p>2.875</text:p>
          </table:table-cell>
          <table:table-cell office:value-type="float" office:value="15.25">
            <text:p>15.25</text:p>
          </table:table-cell>
          <table:table-cell office:value-type="float" office:value="0.320833333333333">
            <text:p>0.3208333333</text:p>
          </table:table-cell>
          <table:table-cell office:value-type="float" office:value="0.0273809523809524">
            <text:p>0.0273809524</text:p>
          </table:table-cell>
          <table:table-cell office:value-type="float" office:value="0.0625">
            <text:p>0.0625</text:p>
          </table:table-cell>
          <table:table-cell office:value-type="float" office:value="2.32466736111111">
            <text:p>2.3246673611</text:p>
          </table:table-cell>
          <table:table-cell office:value-type="float" office:value="1.09730277777778">
            <text:p>1.0973027778</text:p>
          </table:table-cell>
          <table:table-cell office:value-type="float" office:value="1.22640625">
            <text:p>1.22640625</text:p>
          </table:table-cell>
          <table:table-cell office:value-type="float" office:value="2.49097994657408">
            <text:p>2.4909799466</text:p>
          </table:table-cell>
          <table:table-cell office:value-type="float" office:value="25.6599537961926">
            <text:p>25.6599537962</text:p>
          </table:table-cell>
          <table:table-cell office:value-type="float" office:value="11.4334268782529">
            <text:p>11.4334268783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8">
            <text:p>98</text:p>
          </table:table-cell>
          <table:table-cell office:value-type="float" office:value="216">
            <text:p>216</text:p>
          </table:table-cell>
          <table:table-cell office:value-type="float" office:value="8.75">
            <text:p>8.75</text:p>
          </table:table-cell>
          <table:table-cell office:value-type="float" office:value="12">
            <text:p>12</text:p>
          </table:table-cell>
          <table:table-cell office:value-type="float" office:value="3.25">
            <text:p>3.25</text:p>
          </table:table-cell>
          <table:table-cell office:value-type="float" office:value="0.150862068965517">
            <text:p>0.150862069</text:p>
          </table:table-cell>
          <table:table-cell office:value-type="float" office:value="0.122448979591837">
            <text:p>0.1224489796</text:p>
          </table:table-cell>
          <table:table-cell office:value-type="float" office:value="0.0150462962962963">
            <text:p>0.0150462963</text:p>
          </table:table-cell>
          <table:table-cell office:value-type="float" office:value="1.57262559453032">
            <text:p>1.5726255945</text:p>
          </table:table-cell>
          <table:table-cell office:value-type="float" office:value="1.45795918367347">
            <text:p>1.4579591837</text:p>
          </table:table-cell>
          <table:table-cell office:value-type="float" office:value="1.05310576346022">
            <text:p>1.0531057635</text:p>
          </table:table-cell>
          <table:table-cell office:value-type="float" office:value="4.93303560640243">
            <text:p>4.9330356064</text:p>
          </table:table-cell>
          <table:table-cell office:value-type="float" office:value="6.00060476220983">
            <text:p>6.00060476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94">
            <text:p>19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3.125">
            <text:p>33.125</text:p>
          </table:table-cell>
          <table:table-cell office:value-type="float" office:value="0.114285714285714">
            <text:p>0.1142857143</text:p>
          </table:table-cell>
          <table:table-cell office:value-type="float" office:value="0">
            <text:p>0</text:p>
          </table:table-cell>
          <table:table-cell office:value-type="float" office:value="0.170747422680412">
            <text:p>0.1707474227</text:p>
          </table:table-cell>
          <table:table-cell office:value-type="float" office:value="1.4256">
            <text:p>1.4256</text:p>
          </table:table-cell>
          <table:table-cell office:value-type="float" office:value="1">
            <text:p>1</text:p>
          </table:table-cell>
          <table:table-cell office:value-type="float" office:value="1.65475915679137">
            <text:p>1.6547591568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39695997262398">
            <text:p>4.3969599726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2">
            <text:p>112</text:p>
          </table:table-cell>
          <table:table-cell office:value-type="float" office:value="221">
            <text:p>221</text:p>
          </table:table-cell>
          <table:table-cell office:value-type="float" office:value="1.25">
            <text:p>1.25</text:p>
          </table:table-cell>
          <table:table-cell office:value-type="float" office:value="3">
            <text:p>3</text:p>
          </table:table-cell>
          <table:table-cell office:value-type="float" office:value="55.5">
            <text:p>55.5</text:p>
          </table:table-cell>
          <table:table-cell office:value-type="float" office:value="0.0178571428571429">
            <text:p>0.0178571429</text:p>
          </table:table-cell>
          <table:table-cell office:value-type="float" office:value="0.0267857142857143">
            <text:p>0.0267857143</text:p>
          </table:table-cell>
          <table:table-cell office:value-type="float" office:value="0.251131221719457">
            <text:p>0.2511312217</text:p>
          </table:table-cell>
          <table:table-cell office:value-type="float" office:value="1.063125">
            <text:p>1.063125</text:p>
          </table:table-cell>
          <table:table-cell office:value-type="float" office:value="1.09515625">
            <text:p>1.09515625</text:p>
          </table:table-cell>
          <table:table-cell office:value-type="float" office:value="2.00257038144182">
            <text:p>2.0025703814</text:p>
          </table:table-cell>
          <table:table-cell office:value-type="float" office:value="0">
            <text:p>0</text:p>
          </table:table-cell>
          <table:table-cell office:value-type="float" office:value="26.2225415041641">
            <text:p>26.2225415042</text:p>
          </table:table-cell>
          <table:table-cell office:value-type="float" office:value="3.09374246156628">
            <text:p>3.0937424616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4">
            <text:p>134</text:p>
          </table:table-cell>
          <table:table-cell office:value-type="float" office:value="310">
            <text:p>310</text:p>
          </table:table-cell>
          <table:table-cell office:value-type="float" office:value="2.5">
            <text:p>2.5</text:p>
          </table:table-cell>
          <table:table-cell office:value-type="float" office:value="3.75">
            <text:p>3.75</text:p>
          </table:table-cell>
          <table:table-cell office:value-type="float" office:value="75.625">
            <text:p>75.625</text:p>
          </table:table-cell>
          <table:table-cell office:value-type="float" office:value="0.03125">
            <text:p>0.03125</text:p>
          </table:table-cell>
          <table:table-cell office:value-type="float" office:value="0.0279850746268657">
            <text:p>0.0279850746</text:p>
          </table:table-cell>
          <table:table-cell office:value-type="float" office:value="0.243951612903226">
            <text:p>0.2439516129</text:p>
          </table:table-cell>
          <table:table-cell office:value-type="float" office:value="1.1112890625">
            <text:p>1.1112890625</text:p>
          </table:table-cell>
          <table:table-cell office:value-type="float" office:value="1.0994827634217">
            <text:p>1.0994827634</text:p>
          </table:table-cell>
          <table:table-cell office:value-type="float" office:value="1.97047492845994">
            <text:p>1.9704749285</text:p>
          </table:table-cell>
          <table:table-cell office:value-type="float" office:value="22.5255059555446">
            <text:p>22.5255059555</text:p>
          </table:table-cell>
          <table:table-cell office:value-type="float" office:value="25.1134385865802">
            <text:p>25.1134385866</text:p>
          </table:table-cell>
          <table:table-cell office:value-type="float" office:value="3.175305080705">
            <text:p>3.1753050807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78">
            <text:p>378</text:p>
          </table:table-cell>
          <table:table-cell office:value-type="float" office:value="8">
            <text:p>8</text:p>
          </table:table-cell>
          <table:table-cell office:value-type="float" office:value="1.625">
            <text:p>1.625</text:p>
          </table:table-cell>
          <table:table-cell office:value-type="float" office:value="50.5">
            <text:p>50.5</text:p>
          </table:table-cell>
          <table:table-cell office:value-type="float" office:value="0.114285714285714">
            <text:p>0.1142857143</text:p>
          </table:table-cell>
          <table:table-cell office:value-type="float" office:value="0.013">
            <text:p>0.013</text:p>
          </table:table-cell>
          <table:table-cell office:value-type="float" office:value="0.133597883597884">
            <text:p>0.1335978836</text:p>
          </table:table-cell>
          <table:table-cell office:value-type="float" office:value="1.4256">
            <text:p>1.4256</text:p>
          </table:table-cell>
          <table:table-cell office:value-type="float" office:value="1.04583124">
            <text:p>1.04583124</text:p>
          </table:table-cell>
          <table:table-cell office:value-type="float" office:value="1.50257544581619">
            <text:p>1.5025754458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5.52764188862581">
            <text:p>5.527641888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420">
            <text:p>420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7.625">
            <text:p>47.625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13392857142857">
            <text:p>0.1133928571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220765625">
            <text:p>1.4220765625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6.45316445692802">
            <text:p>6.4531644569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604">
            <text:p>604</text:p>
          </table:table-cell>
          <table:table-cell office:value-type="float" office:value="1.25">
            <text:p>1.25</text:p>
          </table:table-cell>
          <table:table-cell office:value-type="float" office:value="19.625">
            <text:p>19.625</text:p>
          </table:table-cell>
          <table:table-cell office:value-type="float" office:value="52.625">
            <text:p>52.625</text:p>
          </table:table-cell>
          <table:table-cell office:value-type="float" office:value="0.0178571428571429">
            <text:p>0.0178571429</text:p>
          </table:table-cell>
          <table:table-cell office:value-type="float" office:value="0.157">
            <text:p>0.157</text:p>
          </table:table-cell>
          <table:table-cell office:value-type="float" office:value="0.0871274834437086">
            <text:p>0.0871274834</text:p>
          </table:table-cell>
          <table:table-cell office:value-type="float" office:value="1.063125">
            <text:p>1.063125</text:p>
          </table:table-cell>
          <table:table-cell office:value-type="float" office:value="1.59781204">
            <text:p>1.59781204</text:p>
          </table:table-cell>
          <table:table-cell office:value-type="float" office:value="1.3198249408606">
            <text:p>1.3198249409</text:p>
          </table:table-cell>
          <table:table-cell office:value-type="float" office:value="0">
            <text:p>0</text:p>
          </table:table-cell>
          <table:table-cell office:value-type="float" office:value="4.75310327205795">
            <text:p>4.7531032721</text:p>
          </table:table-cell>
          <table:table-cell office:value-type="float" office:value="8.29730024447638">
            <text:p>8.297300244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5">
            <text:p>165</text:p>
          </table:table-cell>
          <table:table-cell office:value-type="float" office:value="792">
            <text:p>792</text:p>
          </table:table-cell>
          <table:table-cell office:value-type="float" office:value="2.5">
            <text:p>2.5</text:p>
          </table:table-cell>
          <table:table-cell office:value-type="float" office:value="37.5">
            <text:p>37.5</text:p>
          </table:table-cell>
          <table:table-cell office:value-type="float" office:value="31">
            <text:p>31</text:p>
          </table:table-cell>
          <table:table-cell office:value-type="float" office:value="0.03125">
            <text:p>0.03125</text:p>
          </table:table-cell>
          <table:table-cell office:value-type="float" office:value="0.227272727272727">
            <text:p>0.2272727273</text:p>
          </table:table-cell>
          <table:table-cell office:value-type="float" office:value="0.0391414141414141">
            <text:p>0.0391414141</text:p>
          </table:table-cell>
          <table:table-cell office:value-type="float" office:value="1.1112890625">
            <text:p>1.1112890625</text:p>
          </table:table-cell>
          <table:table-cell office:value-type="float" office:value="1.89669421487603">
            <text:p>1.8966942149</text:p>
          </table:table-cell>
          <table:table-cell office:value-type="float" office:value="1.13999776808489">
            <text:p>1.1399977681</text:p>
          </table:table-cell>
          <table:table-cell office:value-type="float" office:value="22.5255059555446">
            <text:p>22.5255059555</text:p>
          </table:table-cell>
          <table:table-cell office:value-type="float" office:value="3.38460005624298">
            <text:p>3.3846000562</text:p>
          </table:table-cell>
          <table:table-cell office:value-type="float" office:value="18.0531483576244">
            <text:p>18.0531483576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2">
            <text:p>202</text:p>
          </table:table-cell>
          <table:table-cell office:value-type="float" office:value="1093">
            <text:p>109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104.375">
            <text:p>104.375</text:p>
          </table:table-cell>
          <table:table-cell office:value-type="float" office:value="0.112847222222222">
            <text:p>0.1128472222</text:p>
          </table:table-cell>
          <table:table-cell office:value-type="float" office:value="0.206683168316832">
            <text:p>0.2066831683</text:p>
          </table:table-cell>
          <table:table-cell office:value-type="float" office:value="0.0954940530649588">
            <text:p>0.0954940531</text:p>
          </table:table-cell>
          <table:table-cell office:value-type="float" office:value="1.41992488908179">
            <text:p>1.4199248891</text:p>
          </table:table-cell>
          <table:table-cell office:value-type="float" office:value="1.80711823595726">
            <text:p>1.807118236</text:p>
          </table:table-cell>
          <table:table-cell office:value-type="float" office:value="1.35210264950207">
            <text:p>1.3521026495</text:p>
          </table:table-cell>
          <table:table-cell office:value-type="float" office:value="6.48274912163615">
            <text:p>6.4827491216</text:p>
          </table:table-cell>
          <table:table-cell office:value-type="float" office:value="3.68939805066678">
            <text:p>3.6893980507</text:p>
          </table:table-cell>
          <table:table-cell office:value-type="float" office:value="7.59984374791915">
            <text:p>7.5998437479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5">
            <text:p>235</text:p>
          </table:table-cell>
          <table:table-cell office:value-type="float" office:value="1170">
            <text:p>1170</text:p>
          </table:table-cell>
          <table:table-cell office:value-type="float" office:value="13.5">
            <text:p>13.5</text:p>
          </table:table-cell>
          <table:table-cell office:value-type="float" office:value="41.25">
            <text:p>41.25</text:p>
          </table:table-cell>
          <table:table-cell office:value-type="float" office:value="104.25">
            <text:p>104.25</text:p>
          </table:table-cell>
          <table:table-cell office:value-type="float" office:value="0.164634146341463">
            <text:p>0.1646341463</text:p>
          </table:table-cell>
          <table:table-cell office:value-type="float" office:value="0.175531914893617">
            <text:p>0.1755319149</text:p>
          </table:table-cell>
          <table:table-cell office:value-type="float" office:value="0.0891025641025641">
            <text:p>0.0891025641</text:p>
          </table:table-cell>
          <table:table-cell office:value-type="float" office:value="1.62934414039262">
            <text:p>1.6293441404</text:p>
          </table:table-cell>
          <table:table-cell office:value-type="float" office:value="1.67475215029425">
            <text:p>1.6747521503</text:p>
          </table:table-cell>
          <table:table-cell office:value-type="float" office:value="1.32741993754109">
            <text:p>1.3274199375</text:p>
          </table:table-cell>
          <table:table-cell office:value-type="float" office:value="4.54800094187489">
            <text:p>4.5480009419</text:p>
          </table:table-cell>
          <table:table-cell office:value-type="float" office:value="4.28607478659891">
            <text:p>4.2860747866</text:p>
          </table:table-cell>
          <table:table-cell office:value-type="float" office:value="8.12084971464187">
            <text:p>8.120849714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405">
            <text:p>1405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120.5">
            <text:p>120.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857651245551601">
            <text:p>0.0857651246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31459502285939">
            <text:p>1.3145950229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8.42374472062008">
            <text:p>8.423744720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5">
            <text:p>355</text:p>
          </table:table-cell>
          <table:table-cell office:value-type="float" office:value="1154">
            <text:p>1154</text:p>
          </table:table-cell>
          <table:table-cell office:value-type="float" office:value="31">
            <text:p>31</text:p>
          </table:table-cell>
          <table:table-cell office:value-type="float" office:value="57.375">
            <text:p>57.375</text:p>
          </table:table-cell>
          <table:table-cell office:value-type="float" office:value="122.875">
            <text:p>122.875</text:p>
          </table:table-cell>
          <table:table-cell office:value-type="float" office:value="0.254098360655738">
            <text:p>0.2540983607</text:p>
          </table:table-cell>
          <table:table-cell office:value-type="float" office:value="0.161619718309859">
            <text:p>0.1616197183</text:p>
          </table:table-cell>
          <table:table-cell office:value-type="float" office:value="0.106477469670711">
            <text:p>0.1064774697</text:p>
          </table:table-cell>
          <table:table-cell office:value-type="float" office:value="2.01589357699543">
            <text:p>2.015893577</text:p>
          </table:table-cell>
          <table:table-cell office:value-type="float" office:value="1.61686604344376">
            <text:p>1.6168660434</text:p>
          </table:table-cell>
          <table:table-cell office:value-type="float" office:value="1.39489254888054">
            <text:p>1.3948925489</text:p>
          </table:table-cell>
          <table:table-cell office:value-type="float" office:value="3.06137594859294">
            <text:p>3.0613759486</text:p>
          </table:table-cell>
          <table:table-cell office:value-type="float" office:value="4.6266769492408">
            <text:p>4.6266769492</text:p>
          </table:table-cell>
          <table:table-cell office:value-type="float" office:value="6.85053150821836">
            <text:p>6.8505315082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410">
            <text:p>410</text:p>
          </table:table-cell>
          <table:table-cell office:value-type="float" office:value="1093">
            <text:p>1093</text:p>
          </table:table-cell>
          <table:table-cell office:value-type="float" office:value="34.75">
            <text:p>34.75</text:p>
          </table:table-cell>
          <table:table-cell office:value-type="float" office:value="101.25">
            <text:p>101.25</text:p>
          </table:table-cell>
          <table:table-cell office:value-type="float" office:value="104.375">
            <text:p>104.375</text:p>
          </table:table-cell>
          <table:table-cell office:value-type="float" office:value="0.224193548387097">
            <text:p>0.2241935484</text:p>
          </table:table-cell>
          <table:table-cell office:value-type="float" office:value="0.246951219512195">
            <text:p>0.2469512195</text:p>
          </table:table-cell>
          <table:table-cell office:value-type="float" office:value="0.0954940530649588">
            <text:p>0.0954940531</text:p>
          </table:table-cell>
          <table:table-cell office:value-type="float" office:value="1.8831924037461">
            <text:p>1.8831924037</text:p>
          </table:table-cell>
          <table:table-cell office:value-type="float" office:value="1.98385968173706">
            <text:p>1.9838596817</text:p>
          </table:table-cell>
          <table:table-cell office:value-type="float" office:value="1.35210264950207">
            <text:p>1.3521026495</text:p>
          </table:table-cell>
          <table:table-cell office:value-type="float" office:value="3.42663289257146">
            <text:p>3.4266328926</text:p>
          </table:table-cell>
          <table:table-cell office:value-type="float" office:value="3.14065391889314">
            <text:p>3.1406539189</text:p>
          </table:table-cell>
          <table:table-cell office:value-type="float" office:value="7.59984374791915">
            <text:p>7.5998437479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204">
            <text:p>1204</text:p>
          </table:table-cell>
          <table:table-cell office:value-type="float" office:value="35">
            <text:p>35</text:p>
          </table:table-cell>
          <table:table-cell office:value-type="float" office:value="88">
            <text:p>88</text:p>
          </table:table-cell>
          <table:table-cell office:value-type="float" office:value="112.75">
            <text:p>112.75</text:p>
          </table:table-cell>
          <table:table-cell office:value-type="float" office:value="0.196629213483146">
            <text:p>0.1966292135</text:p>
          </table:table-cell>
          <table:table-cell office:value-type="float" office:value="0.204651162790698">
            <text:p>0.2046511628</text:p>
          </table:table-cell>
          <table:table-cell office:value-type="float" office:value="0.0936461794019934">
            <text:p>0.0936461794</text:p>
          </table:table-cell>
          <table:table-cell office:value-type="float" office:value="1.76398182047721">
            <text:p>1.7639818205</text:p>
          </table:table-cell>
          <table:table-cell office:value-type="float" office:value="1.79836798269335">
            <text:p>1.7983679827</text:p>
          </table:table-cell>
          <table:table-cell office:value-type="float" office:value="1.34495005746349">
            <text:p>1.3449500575</text:p>
          </table:table-cell>
          <table:table-cell office:value-type="float" office:value="3.86135884870175">
            <text:p>3.8613588487</text:p>
          </table:table-cell>
          <table:table-cell office:value-type="float" office:value="3.72279421869468">
            <text:p>3.7227942187</text:p>
          </table:table-cell>
          <table:table-cell office:value-type="float" office:value="7.7431703510353">
            <text:p>7.74317035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85">
            <text:p>485</text:p>
          </table:table-cell>
          <table:table-cell office:value-type="float" office:value="1447">
            <text:p>1447</text:p>
          </table:table-cell>
          <table:table-cell office:value-type="float" office:value="37.875">
            <text:p>37.875</text:p>
          </table:table-cell>
          <table:table-cell office:value-type="float" office:value="18.75">
            <text:p>18.75</text:p>
          </table:table-cell>
          <table:table-cell office:value-type="float" office:value="54.75">
            <text:p>54.75</text:p>
          </table:table-cell>
          <table:table-cell office:value-type="float" office:value="0.150297619047619">
            <text:p>0.150297619</text:p>
          </table:table-cell>
          <table:table-cell office:value-type="float" office:value="0.038659793814433">
            <text:p>0.0386597938</text:p>
          </table:table-cell>
          <table:table-cell office:value-type="float" office:value="0.0378369039391845">
            <text:p>0.0378369039</text:p>
          </table:table-cell>
          <table:table-cell office:value-type="float" office:value="1.57031684027778">
            <text:p>1.5703168403</text:p>
          </table:table-cell>
          <table:table-cell office:value-type="float" office:value="1.13823865447975">
            <text:p>1.1382386545</text:p>
          </table:table-cell>
          <table:table-cell office:value-type="float" office:value="1.13523516113456">
            <text:p>1.1352351611</text:p>
          </table:table-cell>
          <table:table-cell office:value-type="float" office:value="4.95031906453277">
            <text:p>4.9503190645</text:p>
          </table:table-cell>
          <table:table-cell office:value-type="float" office:value="18.2737897199839">
            <text:p>18.27378972</text:p>
          </table:table-cell>
          <table:table-cell office:value-type="float" office:value="18.6637703499594">
            <text:p>18.6637703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32">
            <text:p>532</text:p>
          </table:table-cell>
          <table:table-cell office:value-type="float" office:value="1518">
            <text:p>1518</text:p>
          </table:table-cell>
          <table:table-cell office:value-type="float" office:value="27.5">
            <text:p>27.5</text:p>
          </table:table-cell>
          <table:table-cell office:value-type="float" office:value="168.375">
            <text:p>168.375</text:p>
          </table:table-cell>
          <table:table-cell office:value-type="float" office:value="110.75">
            <text:p>110.75</text:p>
          </table:table-cell>
          <table:table-cell office:value-type="float" office:value="0.0846153846153846">
            <text:p>0.0846153846</text:p>
          </table:table-cell>
          <table:table-cell office:value-type="float" office:value="0.316494360902256">
            <text:p>0.3164943609</text:p>
          </table:table-cell>
          <table:table-cell office:value-type="float" office:value="0.0729578392621871">
            <text:p>0.0729578393</text:p>
          </table:table-cell>
          <table:table-cell office:value-type="float" office:value="1.31018698224852">
            <text:p>1.3101869822</text:p>
          </table:table-cell>
          <table:table-cell office:value-type="float" office:value="2.30406087690443">
            <text:p>2.3040608769</text:p>
          </table:table-cell>
          <table:table-cell office:value-type="float" office:value="1.26578521618488">
            <text:p>1.2657852162</text:p>
          </table:table-cell>
          <table:table-cell office:value-type="float" office:value="8.53362174733149">
            <text:p>8.5336217473</text:p>
          </table:table-cell>
          <table:table-cell office:value-type="float" office:value="2.52078804584213">
            <text:p>2.5207880458</text:p>
          </table:table-cell>
          <table:table-cell office:value-type="float" office:value="9.84316026163016">
            <text:p>9.843160261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32">
            <text:p>332</text:p>
          </table:table-cell>
          <table:table-cell office:value-type="float" office:value="676">
            <text:p>676</text:p>
          </table:table-cell>
          <table:table-cell office:value-type="float" office:value="1651">
            <text:p>1651</text:p>
          </table:table-cell>
          <table:table-cell office:value-type="float" office:value="80.5">
            <text:p>80.5</text:p>
          </table:table-cell>
          <table:table-cell office:value-type="float" office:value="122">
            <text:p>122</text:p>
          </table:table-cell>
          <table:table-cell office:value-type="float" office:value="144.25">
            <text:p>144.25</text:p>
          </table:table-cell>
          <table:table-cell office:value-type="float" office:value="0.242469879518072">
            <text:p>0.2424698795</text:p>
          </table:table-cell>
          <table:table-cell office:value-type="float" office:value="0.180473372781065">
            <text:p>0.1804733728</text:p>
          </table:table-cell>
          <table:table-cell office:value-type="float" office:value="0.0873712901271956">
            <text:p>0.0873712901</text:p>
          </table:table-cell>
          <table:table-cell office:value-type="float" office:value="1.96387619756133">
            <text:p>1.9638761976</text:p>
          </table:table-cell>
          <table:table-cell office:value-type="float" office:value="1.69549525576836">
            <text:p>1.6954952558</text:p>
          </table:table-cell>
          <table:table-cell office:value-type="float" office:value="1.32076165042863">
            <text:p>1.3207616504</text:p>
          </table:table-cell>
          <table:table-cell office:value-type="float" office:value="3.19273713310314">
            <text:p>3.1927371331</text:p>
          </table:table-cell>
          <table:table-cell office:value-type="float" office:value="4.17771149246649">
            <text:p>4.1777114925</text:p>
          </table:table-cell>
          <table:table-cell office:value-type="float" office:value="8.27508759407425">
            <text:p>8.2750875941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726">
            <text:p>726</text:p>
          </table:table-cell>
          <table:table-cell office:value-type="float" office:value="1688">
            <text:p>1688</text:p>
          </table:table-cell>
          <table:table-cell office:value-type="float" office:value="69.25">
            <text:p>69.25</text:p>
          </table:table-cell>
          <table:table-cell office:value-type="float" office:value="63.5">
            <text:p>63.5</text:p>
          </table:table-cell>
          <table:table-cell office:value-type="float" office:value="202.5">
            <text:p>202.5</text:p>
          </table:table-cell>
          <table:table-cell office:value-type="float" office:value="0.198994252873563">
            <text:p>0.1989942529</text:p>
          </table:table-cell>
          <table:table-cell office:value-type="float" office:value="0.087465564738292">
            <text:p>0.0874655647</text:p>
          </table:table-cell>
          <table:table-cell office:value-type="float" office:value="0.119964454976303">
            <text:p>0.119964455</text:p>
          </table:table-cell>
          <table:table-cell office:value-type="float" office:value="1.77409336190382">
            <text:p>1.7740933619</text:p>
          </table:table-cell>
          <table:table-cell office:value-type="float" office:value="1.3211239176134">
            <text:p>1.3211239176</text:p>
          </table:table-cell>
          <table:table-cell office:value-type="float" office:value="1.44808287451427">
            <text:p>1.4480828745</text:p>
          </table:table-cell>
          <table:table-cell office:value-type="float" office:value="3.81934872380396">
            <text:p>3.8193487238</text:p>
          </table:table-cell>
          <table:table-cell office:value-type="float" office:value="8.2665316382752">
            <text:p>8.2665316383</text:p>
          </table:table-cell>
          <table:table-cell office:value-type="float" office:value="6.11796868075193">
            <text:p>6.117968680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830">
            <text:p>830</text:p>
          </table:table-cell>
          <table:table-cell office:value-type="float" office:value="2271">
            <text:p>2271</text:p>
          </table:table-cell>
          <table:table-cell office:value-type="float" office:value="13.75">
            <text:p>13.75</text:p>
          </table:table-cell>
          <table:table-cell office:value-type="float" office:value="34.125">
            <text:p>34.125</text:p>
          </table:table-cell>
          <table:table-cell office:value-type="float" office:value="180.5">
            <text:p>180.5</text:p>
          </table:table-cell>
          <table:table-cell office:value-type="float" office:value="0.0376712328767123">
            <text:p>0.0376712329</text:p>
          </table:table-cell>
          <table:table-cell office:value-type="float" office:value="0.0411144578313253">
            <text:p>0.0411144578</text:p>
          </table:table-cell>
          <table:table-cell office:value-type="float" office:value="0.079480405107882">
            <text:p>0.0794804051</text:p>
          </table:table-cell>
          <table:table-cell office:value-type="float" office:value="1.13463079376994">
            <text:p>1.1346307938</text:p>
          </table:table-cell>
          <table:table-cell office:value-type="float" office:value="1.14721378374946">
            <text:p>1.1472137837</text:p>
          </table:table-cell>
          <table:table-cell office:value-type="float" office:value="1.29056300207797">
            <text:p>1.2905630021</text:p>
          </table:table-cell>
          <table:table-cell office:value-type="float" office:value="18.7443446228369">
            <text:p>18.7443446228</text:p>
          </table:table-cell>
          <table:table-cell office:value-type="float" office:value="17.2032107031015">
            <text:p>17.2032107031</text:p>
          </table:table-cell>
          <table:table-cell office:value-type="float" office:value="9.06313835142944">
            <text:p>9.0631383514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840">
            <text:p>840</text:p>
          </table:table-cell>
          <table:table-cell office:value-type="float" office:value="2522">
            <text:p>2522</text:p>
          </table:table-cell>
          <table:table-cell office:value-type="float" office:value="57">
            <text:p>57</text:p>
          </table:table-cell>
          <table:table-cell office:value-type="float" office:value="226.625">
            <text:p>226.625</text:p>
          </table:table-cell>
          <table:table-cell office:value-type="float" office:value="210.125">
            <text:p>210.125</text:p>
          </table:table-cell>
          <table:table-cell office:value-type="float" office:value="0.166666666666667">
            <text:p>0.1666666667</text:p>
          </table:table-cell>
          <table:table-cell office:value-type="float" office:value="0.269791666666667">
            <text:p>0.2697916667</text:p>
          </table:table-cell>
          <table:table-cell office:value-type="float" office:value="0.0833168120539255">
            <text:p>0.0833168121</text:p>
          </table:table-cell>
          <table:table-cell office:value-type="float" office:value="1.63777777777778">
            <text:p>1.6377777778</text:p>
          </table:table-cell>
          <table:table-cell office:value-type="float" office:value="2.08693441840278">
            <text:p>2.0869344184</text:p>
          </table:table-cell>
          <table:table-cell office:value-type="float" office:value="1.30521455688356">
            <text:p>1.3052145569</text:p>
          </table:table-cell>
          <table:table-cell office:value-type="float" office:value="4.49655610560192">
            <text:p>4.4965561056</text:p>
          </table:table-cell>
          <table:table-cell office:value-type="float" office:value="2.90198419241637">
            <text:p>2.9019841924</text:p>
          </table:table-cell>
          <table:table-cell office:value-type="float" office:value="8.66136705180864">
            <text:p>8.661367051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1062">
            <text:p>1062</text:p>
          </table:table-cell>
          <table:table-cell office:value-type="float" office:value="2430">
            <text:p>2430</text:p>
          </table:table-cell>
          <table:table-cell office:value-type="float" office:value="84.375">
            <text:p>84.375</text:p>
          </table:table-cell>
          <table:table-cell office:value-type="float" office:value="95.625">
            <text:p>95.625</text:p>
          </table:table-cell>
          <table:table-cell office:value-type="float" office:value="69.625">
            <text:p>69.625</text:p>
          </table:table-cell>
          <table:table-cell office:value-type="float" office:value="0.257240853658537">
            <text:p>0.2572408537</text:p>
          </table:table-cell>
          <table:table-cell office:value-type="float" office:value="0.0900423728813559">
            <text:p>0.0900423729</text:p>
          </table:table-cell>
          <table:table-cell office:value-type="float" office:value="0.0286522633744856">
            <text:p>0.0286522634</text:p>
          </table:table-cell>
          <table:table-cell office:value-type="float" office:value="2.03004178711518">
            <text:p>2.0300417871</text:p>
          </table:table-cell>
          <table:table-cell office:value-type="float" office:value="1.33103925775639">
            <text:p>1.3310392578</text:p>
          </table:table-cell>
          <table:table-cell office:value-type="float" office:value="1.1018919881158">
            <text:p>1.1018919881</text:p>
          </table:table-cell>
          <table:table-cell office:value-type="float" office:value="3.02790769888753">
            <text:p>3.0279076989</text:p>
          </table:table-cell>
          <table:table-cell office:value-type="float" office:value="8.03960518336427">
            <text:p>8.0396051834</text:p>
          </table:table-cell>
          <table:table-cell office:value-type="float" office:value="24.5366495611259">
            <text:p>24.5366495611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14">
            <text:p>14</text:p>
          </table:table-cell>
          <table:table-cell office:value-type="float" office:value="360">
            <text:p>360</text:p>
          </table:table-cell>
          <table:table-cell office:value-type="float" office:value="1096">
            <text:p>1096</text:p>
          </table:table-cell>
          <table:table-cell office:value-type="float" office:value="2391">
            <text:p>2391</text:p>
          </table:table-cell>
          <table:table-cell office:value-type="float" office:value="105.75">
            <text:p>105.75</text:p>
          </table:table-cell>
          <table:table-cell office:value-type="float" office:value="99.75">
            <text:p>99.75</text:p>
          </table:table-cell>
          <table:table-cell office:value-type="float" office:value="163.125">
            <text:p>163.125</text:p>
          </table:table-cell>
          <table:table-cell office:value-type="float" office:value="0.29375">
            <text:p>0.29375</text:p>
          </table:table-cell>
          <table:table-cell office:value-type="float" office:value="0.0910127737226277">
            <text:p>0.0910127737</text:p>
          </table:table-cell>
          <table:table-cell office:value-type="float" office:value="0.0682245922208281">
            <text:p>0.0682245922</text:p>
          </table:table-cell>
          <table:table-cell office:value-type="float" office:value="2.1972515625">
            <text:p>2.1972515625</text:p>
          </table:table-cell>
          <table:table-cell office:value-type="float" office:value="1.33478002499134">
            <text:p>1.334780025</text:p>
          </table:table-cell>
          <table:table-cell office:value-type="float" office:value="1.24790907894095">
            <text:p>1.2479090789</text:p>
          </table:table-cell>
          <table:table-cell office:value-type="float" office:value="2.69136360513717">
            <text:p>2.6913636051</text:p>
          </table:table-cell>
          <table:table-cell office:value-type="float" office:value="7.95747569386952">
            <text:p>7.9574756939</text:p>
          </table:table-cell>
          <table:table-cell office:value-type="float" office:value="10.5025465534441">
            <text:p>10.5025465534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88">
            <text:p>1188</text:p>
          </table:table-cell>
          <table:table-cell office:value-type="float" office:value="3121">
            <text:p>3121</text:p>
          </table:table-cell>
          <table:table-cell office:value-type="float" office:value="133.625">
            <text:p>133.625</text:p>
          </table:table-cell>
          <table:table-cell office:value-type="float" office:value="79.5">
            <text:p>79.5</text:p>
          </table:table-cell>
          <table:table-cell office:value-type="float" office:value="203.625">
            <text:p>203.625</text:p>
          </table:table-cell>
          <table:table-cell office:value-type="float" office:value="0.359206989247312">
            <text:p>0.3592069892</text:p>
          </table:table-cell>
          <table:table-cell office:value-type="float" office:value="0.0669191919191919">
            <text:p>0.0669191919</text:p>
          </table:table-cell>
          <table:table-cell office:value-type="float" office:value="0.0652435116949696">
            <text:p>0.0652435117</text:p>
          </table:table-cell>
          <table:table-cell office:value-type="float" office:value="2.51012259816886">
            <text:p>2.5101225982</text:p>
          </table:table-cell>
          <table:table-cell office:value-type="float" office:value="1.24299440108152">
            <text:p>1.2429944011</text:p>
          </table:table-cell>
          <table:table-cell office:value-type="float" office:value="1.23669545393624">
            <text:p>1.2366954539</text:p>
          </table:table-cell>
          <table:table-cell office:value-type="float" office:value="2.25853353816441">
            <text:p>2.2585335382</text:p>
          </table:table-cell>
          <table:table-cell office:value-type="float" office:value="10.7008052499093">
            <text:p>10.7008052499</text:p>
          </table:table-cell>
          <table:table-cell office:value-type="float" office:value="10.9669247819119">
            <text:p>10.9669247819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612">
            <text:p>612</text:p>
          </table:table-cell>
          <table:table-cell office:value-type="float" office:value="1384">
            <text:p>1384</text:p>
          </table:table-cell>
          <table:table-cell office:value-type="float" office:value="3458">
            <text:p>3458</text:p>
          </table:table-cell>
          <table:table-cell office:value-type="float" office:value="90.25">
            <text:p>90.25</text:p>
          </table:table-cell>
          <table:table-cell office:value-type="float" office:value="12.75">
            <text:p>12.75</text:p>
          </table:table-cell>
          <table:table-cell office:value-type="float" office:value="269">
            <text:p>269</text:p>
          </table:table-cell>
          <table:table-cell office:value-type="float" office:value="0.147467320261438">
            <text:p>0.1474673203</text:p>
          </table:table-cell>
          <table:table-cell office:value-type="float" office:value="0.00921242774566474">
            <text:p>0.0092124277</text:p>
          </table:table-cell>
          <table:table-cell office:value-type="float" office:value="0.0777906304222094">
            <text:p>0.0777906304</text:p>
          </table:table-cell>
          <table:table-cell office:value-type="float" office:value="1.55875897758341">
            <text:p>1.5587589776</text:p>
          </table:table-cell>
          <table:table-cell office:value-type="float" office:value="1.03240984000677">
            <text:p>1.03240984</text:p>
          </table:table-cell>
          <table:table-cell office:value-type="float" office:value="1.28412791555344">
            <text:p>1.2841279156</text:p>
          </table:table-cell>
          <table:table-cell office:value-type="float" office:value="5.03897479625919">
            <text:p>5.0389747963</text:p>
          </table:table-cell>
          <table:table-cell office:value-type="float" office:value="0">
            <text:p>0</text:p>
          </table:table-cell>
          <table:table-cell office:value-type="float" office:value="9.25266672679988">
            <text:p>9.2526667268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792">
            <text:p>792</text:p>
          </table:table-cell>
          <table:table-cell office:value-type="float" office:value="1514">
            <text:p>1514</text:p>
          </table:table-cell>
          <table:table-cell office:value-type="float" office:value="3527">
            <text:p>3527</text:p>
          </table:table-cell>
          <table:table-cell office:value-type="float" office:value="102.375">
            <text:p>102.375</text:p>
          </table:table-cell>
          <table:table-cell office:value-type="float" office:value="159">
            <text:p>159</text:p>
          </table:table-cell>
          <table:table-cell office:value-type="float" office:value="151.625">
            <text:p>151.625</text:p>
          </table:table-cell>
          <table:table-cell office:value-type="float" office:value="0.129261363636364">
            <text:p>0.1292613636</text:p>
          </table:table-cell>
          <table:table-cell office:value-type="float" office:value="0.105019815059445">
            <text:p>0.1050198151</text:p>
          </table:table-cell>
          <table:table-cell office:value-type="float" office:value="0.0429897930252339">
            <text:p>0.042989793</text:p>
          </table:table-cell>
          <table:table-cell office:value-type="float" office:value="1.48516343298037">
            <text:p>1.485163433</text:p>
          </table:table-cell>
          <table:table-cell office:value-type="float" office:value="1.38918650935609">
            <text:p>1.3891865094</text:p>
          </table:table-cell>
          <table:table-cell office:value-type="float" office:value="1.15408659530485">
            <text:p>1.1540865953</text:p>
          </table:table-cell>
          <table:table-cell office:value-type="float" office:value="5.70192291793201">
            <text:p>5.7019229179</text:p>
          </table:table-cell>
          <table:table-cell office:value-type="float" office:value="6.94096239244117">
            <text:p>6.9409623924</text:p>
          </table:table-cell>
          <table:table-cell office:value-type="float" office:value="16.4676715079386">
            <text:p>16.4676715079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38">
            <text:p>838</text:p>
          </table:table-cell>
          <table:table-cell office:value-type="float" office:value="1581">
            <text:p>1581</text:p>
          </table:table-cell>
          <table:table-cell office:value-type="float" office:value="3533">
            <text:p>3533</text:p>
          </table:table-cell>
          <table:table-cell office:value-type="float" office:value="40.5">
            <text:p>40.5</text:p>
          </table:table-cell>
          <table:table-cell office:value-type="float" office:value="144.5">
            <text:p>144.5</text:p>
          </table:table-cell>
          <table:table-cell office:value-type="float" office:value="286.625">
            <text:p>286.625</text:p>
          </table:table-cell>
          <table:table-cell office:value-type="float" office:value="0.0483293556085919">
            <text:p>0.0483293556</text:p>
          </table:table-cell>
          <table:table-cell office:value-type="float" office:value="0.0913978494623656">
            <text:p>0.0913978495</text:p>
          </table:table-cell>
          <table:table-cell office:value-type="float" office:value="0.0811279365977922">
            <text:p>0.0811279366</text:p>
          </table:table-cell>
          <table:table-cell office:value-type="float" office:value="1.17373076879261">
            <text:p>1.1737307688</text:p>
          </table:table-cell>
          <table:table-cell office:value-type="float" office:value="1.33626546421552">
            <text:p>1.3362654642</text:p>
          </table:table-cell>
          <table:table-cell office:value-type="float" office:value="1.29684799260164">
            <text:p>1.2968479926</text:p>
          </table:table-cell>
          <table:table-cell office:value-type="float" office:value="14.686003916018">
            <text:p>14.686003916</text:p>
          </table:table-cell>
          <table:table-cell office:value-type="float" office:value="7.92536800922189">
            <text:p>7.9253680092</text:p>
          </table:table-cell>
          <table:table-cell office:value-type="float" office:value="8.88594615905593">
            <text:p>8.885946159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902">
            <text:p>902</text:p>
          </table:table-cell>
          <table:table-cell office:value-type="float" office:value="1767">
            <text:p>1767</text:p>
          </table:table-cell>
          <table:table-cell office:value-type="float" office:value="4098">
            <text:p>4098</text:p>
          </table:table-cell>
          <table:table-cell office:value-type="float" office:value="42.875">
            <text:p>42.875</text:p>
          </table:table-cell>
          <table:table-cell office:value-type="float" office:value="209.5">
            <text:p>209.5</text:p>
          </table:table-cell>
          <table:table-cell office:value-type="float" office:value="354.25">
            <text:p>354.25</text:p>
          </table:table-cell>
          <table:table-cell office:value-type="float" office:value="0.0475332594235033">
            <text:p>0.0475332594</text:p>
          </table:table-cell>
          <table:table-cell office:value-type="float" office:value="0.118562535370685">
            <text:p>0.1185625354</text:p>
          </table:table-cell>
          <table:table-cell office:value-type="float" office:value="0.086444607125427">
            <text:p>0.0864446071</text:p>
          </table:table-cell>
          <table:table-cell office:value-type="float" office:value="1.17079485305505">
            <text:p>1.1707948531</text:p>
          </table:table-cell>
          <table:table-cell office:value-type="float" office:value="1.44252074039271">
            <text:p>1.4425207404</text:p>
          </table:table-cell>
          <table:table-cell office:value-type="float" office:value="1.31720255833709">
            <text:p>1.3172025583</text:p>
          </table:table-cell>
          <table:table-cell office:value-type="float" office:value="14.9262529916364">
            <text:p>14.9262529916</text:p>
          </table:table-cell>
          <table:table-cell office:value-type="float" office:value="6.18636108646529">
            <text:p>6.1863610865</text:p>
          </table:table-cell>
          <table:table-cell office:value-type="float" office:value="8.36018206300182">
            <text:p>8.360182063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05">
            <text:p>905</text:p>
          </table:table-cell>
          <table:table-cell office:value-type="float" office:value="1792">
            <text:p>1792</text:p>
          </table:table-cell>
          <table:table-cell office:value-type="float" office:value="4435">
            <text:p>4435</text:p>
          </table:table-cell>
          <table:table-cell office:value-type="float" office:value="77.875">
            <text:p>77.875</text:p>
          </table:table-cell>
          <table:table-cell office:value-type="float" office:value="180.625">
            <text:p>180.625</text:p>
          </table:table-cell>
          <table:table-cell office:value-type="float" office:value="144.875">
            <text:p>144.875</text:p>
          </table:table-cell>
          <table:table-cell office:value-type="float" office:value="0.0860497237569061">
            <text:p>0.0860497238</text:p>
          </table:table-cell>
          <table:table-cell office:value-type="float" office:value="0.100795200892857">
            <text:p>0.1007952009</text:p>
          </table:table-cell>
          <table:table-cell office:value-type="float" office:value="0.0326662908680947">
            <text:p>0.0326662909</text:p>
          </table:table-cell>
          <table:table-cell office:value-type="float" office:value="1.31568696086811">
            <text:p>1.3156869609</text:p>
          </table:table-cell>
          <table:table-cell office:value-type="float" office:value="1.37269616127014">
            <text:p>1.3726961613</text:p>
          </table:table-cell>
          <table:table-cell office:value-type="float" office:value="1.11642350769413">
            <text:p>1.1164235077</text:p>
          </table:table-cell>
          <table:table-cell office:value-type="float" office:value="8.39699958861073">
            <text:p>8.3969995886</text:p>
          </table:table-cell>
          <table:table-cell office:value-type="float" office:value="7.2178148987741">
            <text:p>7.2178148988</text:p>
          </table:table-cell>
          <table:table-cell office:value-type="float" office:value="21.5637522530587">
            <text:p>21.563752253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20">
            <text:p>20</text:p>
          </table:table-cell>
          <table:table-cell office:value-type="float" office:value="932">
            <text:p>932</text:p>
          </table:table-cell>
          <table:table-cell office:value-type="float" office:value="1892">
            <text:p>1892</text:p>
          </table:table-cell>
          <table:table-cell office:value-type="float" office:value="4377">
            <text:p>4377</text:p>
          </table:table-cell>
          <table:table-cell office:value-type="float" office:value="31.25">
            <text:p>31.25</text:p>
          </table:table-cell>
          <table:table-cell office:value-type="float" office:value="143.375">
            <text:p>143.375</text:p>
          </table:table-cell>
          <table:table-cell office:value-type="float" office:value="163.875">
            <text:p>163.875</text:p>
          </table:table-cell>
          <table:table-cell office:value-type="float" office:value="0.0335300429184549">
            <text:p>0.0335300429</text:p>
          </table:table-cell>
          <table:table-cell office:value-type="float" office:value="0.0757795983086681">
            <text:p>0.0757795983</text:p>
          </table:table-cell>
          <table:table-cell office:value-type="float" office:value="0.0374400274160384">
            <text:p>0.0374400274</text:p>
          </table:table-cell>
          <table:table-cell office:value-type="float" office:value="1.11955870721969">
            <text:p>1.1195587072</text:p>
          </table:table-cell>
          <table:table-cell office:value-type="float" office:value="1.27648398721919">
            <text:p>1.2764839872</text:p>
          </table:table-cell>
          <table:table-cell office:value-type="float" office:value="1.13378753703585">
            <text:p>1.133787537</text:p>
          </table:table-cell>
          <table:table-cell office:value-type="float" office:value="21.0170901285806">
            <text:p>21.0170901286</text:p>
          </table:table-cell>
          <table:table-cell office:value-type="float" office:value="9.48923849130233">
            <text:p>9.4892384913</text:p>
          </table:table-cell>
          <table:table-cell office:value-type="float" office:value="18.8579834511345">
            <text:p>18.8579834511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996">
            <text:p>996</text:p>
          </table:table-cell>
          <table:table-cell office:value-type="float" office:value="1900">
            <text:p>1900</text:p>
          </table:table-cell>
          <table:table-cell office:value-type="float" office:value="3932">
            <text:p>3932</text:p>
          </table:table-cell>
          <table:table-cell office:value-type="float" office:value="31.875">
            <text:p>31.875</text:p>
          </table:table-cell>
          <table:table-cell office:value-type="float" office:value="-55.25">
            <text:p>-55.25</text:p>
          </table:table-cell>
          <table:table-cell office:value-type="float" office:value="-28.25">
            <text:p>-28.25</text:p>
          </table:table-cell>
          <table:table-cell office:value-type="float" office:value="0.0320030120481928">
            <text:p>0.032003012</text:p>
          </table:table-cell>
          <table:table-cell office:value-type="float" office:value="-0.0290789473684211">
            <text:p>-0.0290789474</text:p>
          </table:table-cell>
          <table:table-cell office:value-type="float" office:value="-0.00718463886063072">
            <text:p>-0.0071846389</text:p>
          </table:table-cell>
          <table:table-cell office:value-type="float" office:value="1.11401796001778">
            <text:p>1.11401796</text:p>
          </table:table-cell>
          <table:table-cell office:value-type="float" office:value="0.899881031163435">
            <text:p>0.8998810312</text:p>
          </table:table-cell>
          <table:table-cell office:value-type="float" office:value="0.974954937297486">
            <text:p>0.9749549373</text:p>
          </table:table-cell>
          <table:table-cell office:value-type="float" office:value="22.0035647417513">
            <text:p>22.0035647418</text:p>
          </table:table-cell>
          <table:table-cell office:value-type="float" office:value="-23.4884574841981">
            <text:p>-23.48845748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258">
            <text:p>1258</text:p>
          </table:table-cell>
          <table:table-cell office:value-type="float" office:value="2252">
            <text:p>2252</text:p>
          </table:table-cell>
          <table:table-cell office:value-type="float" office:value="4439">
            <text:p>4439</text:p>
          </table:table-cell>
          <table:table-cell office:value-type="float" office:value="46">
            <text:p>46</text:p>
          </table:table-cell>
          <table:table-cell office:value-type="float" office:value="158">
            <text:p>158</text:p>
          </table:table-cell>
          <table:table-cell office:value-type="float" office:value="35">
            <text:p>35</text:p>
          </table:table-cell>
          <table:table-cell office:value-type="float" office:value="0.0365659777424483">
            <text:p>0.0365659777</text:p>
          </table:table-cell>
          <table:table-cell office:value-type="float" office:value="0.0701598579040853">
            <text:p>0.0701598579</text:p>
          </table:table-cell>
          <table:table-cell office:value-type="float" office:value="0.00788465870691597">
            <text:p>0.0078846587</text:p>
          </table:table-cell>
          <table:table-cell office:value-type="float" office:value="1.13060158072596">
            <text:p>1.1306015807</text:p>
          </table:table-cell>
          <table:table-cell office:value-type="float" office:value="1.2552074177601">
            <text:p>1.2552074178</text:p>
          </table:table-cell>
          <table:table-cell office:value-type="float" office:value="1.02771815444634">
            <text:p>1.0277181544</text:p>
          </table:table-cell>
          <table:table-cell office:value-type="float" office:value="19.3005677476333">
            <text:p>19.3005677476</text:p>
          </table:table-cell>
          <table:table-cell office:value-type="float" office:value="10.2221979712925">
            <text:p>10.22219797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1208">
            <text:p>1208</text:p>
          </table:table-cell>
          <table:table-cell office:value-type="float" office:value="2322">
            <text:p>2322</text:p>
          </table:table-cell>
          <table:table-cell office:value-type="float" office:value="4307">
            <text:p>4307</text:p>
          </table:table-cell>
          <table:table-cell office:value-type="float" office:value="89">
            <text:p>89</text:p>
          </table:table-cell>
          <table:table-cell office:value-type="float" office:value="129">
            <text:p>129</text:p>
          </table:table-cell>
          <table:table-cell office:value-type="float" office:value="122.875">
            <text:p>122.875</text:p>
          </table:table-cell>
          <table:table-cell office:value-type="float" office:value="0.0736754966887417">
            <text:p>0.0736754967</text:p>
          </table:table-cell>
          <table:table-cell office:value-type="float" office:value="0.0555555555555556">
            <text:p>0.0555555556</text:p>
          </table:table-cell>
          <table:table-cell office:value-type="float" office:value="0.0285291386115626">
            <text:p>0.0285291386</text:p>
          </table:table-cell>
          <table:table-cell office:value-type="float" office:value="1.26850327288277">
            <text:p>1.2685032729</text:p>
          </table:table-cell>
          <table:table-cell office:value-type="float" office:value="1.20049382716049">
            <text:p>1.2004938272</text:p>
          </table:table-cell>
          <table:table-cell office:value-type="float" office:value="1.10144725217031">
            <text:p>1.1014472522</text:p>
          </table:table-cell>
          <table:table-cell office:value-type="float" office:value="9.75057778965121">
            <text:p>9.7505777897</text:p>
          </table:table-cell>
          <table:table-cell office:value-type="float" office:value="12.8200999473412">
            <text:p>12.8200999473</text:p>
          </table:table-cell>
          <table:table-cell office:value-type="float" office:value="24.6410619503934">
            <text:p>24.6410619504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29">
            <text:p>29</text:p>
          </table:table-cell>
          <table:table-cell office:value-type="float" office:value="1378">
            <text:p>1378</text:p>
          </table:table-cell>
          <table:table-cell office:value-type="float" office:value="2433">
            <text:p>2433</text:p>
          </table:table-cell>
          <table:table-cell office:value-type="float" office:value="3757">
            <text:p>3757</text:p>
          </table:table-cell>
          <table:table-cell office:value-type="float" office:value="112.625">
            <text:p>112.625</text:p>
          </table:table-cell>
          <table:table-cell office:value-type="float" office:value="197.625">
            <text:p>197.625</text:p>
          </table:table-cell>
          <table:table-cell office:value-type="float" office:value="88.375">
            <text:p>88.375</text:p>
          </table:table-cell>
          <table:table-cell office:value-type="float" office:value="0.0817307692307692">
            <text:p>0.0817307692</text:p>
          </table:table-cell>
          <table:table-cell office:value-type="float" office:value="0.0812268803945746">
            <text:p>0.0812268804</text:p>
          </table:table-cell>
          <table:table-cell office:value-type="float" office:value="0.0235227575192973">
            <text:p>0.0235227575</text:p>
          </table:table-cell>
          <table:table-cell office:value-type="float" office:value="1.29915033284024">
            <text:p>1.2991503328</text:p>
          </table:table-cell>
          <table:table-cell office:value-type="float" office:value="1.29722578133433">
            <text:p>1.2972257813</text:p>
          </table:table-cell>
          <table:table-cell office:value-type="float" office:value="1.08341415875531">
            <text:p>1.0834141588</text:p>
          </table:table-cell>
          <table:table-cell office:value-type="float" office:value="8.82289574029047">
            <text:p>8.8228957403</text:p>
          </table:table-cell>
          <table:table-cell office:value-type="float" office:value="8.87553343665694">
            <text:p>8.8755334367</text:p>
          </table:table-cell>
          <table:table-cell office:value-type="float" office:value="29.8123192353363">
            <text:p>29.812319235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 office:value-type="float" office:value="32">
            <text:p>32</text:p>
          </table:table-cell>
          <table:table-cell office:value-type="float" office:value="1370">
            <text:p>1370</text:p>
          </table:table-cell>
          <table:table-cell office:value-type="float" office:value="2146">
            <text:p>2146</text:p>
          </table:table-cell>
          <table:table-cell office:value-type="float" office:value="4001">
            <text:p>4001</text:p>
          </table:table-cell>
          <table:table-cell office:value-type="float" office:value="108">
            <text:p>108</text:p>
          </table:table-cell>
          <table:table-cell office:value-type="float" office:value="139">
            <text:p>139</text:p>
          </table:table-cell>
          <table:table-cell office:value-type="float" office:value="31.5">
            <text:p>31.5</text:p>
          </table:table-cell>
          <table:table-cell office:value-type="float" office:value="0.0788321167883212">
            <text:p>0.0788321168</text:p>
          </table:table-cell>
          <table:table-cell office:value-type="float" office:value="0.0647716682199441">
            <text:p>0.0647716682</text:p>
          </table:table-cell>
          <table:table-cell office:value-type="float" office:value="0.00787303174206448">
            <text:p>0.0078730317</text:p>
          </table:table-cell>
          <table:table-cell office:value-type="float" office:value="1.28809283392829">
            <text:p>1.2880928339</text:p>
          </table:table-cell>
          <table:table-cell office:value-type="float" office:value="1.23492376201763">
            <text:p>1.234923762</text:p>
          </table:table-cell>
          <table:table-cell office:value-type="float" office:value="1.0276771009697">
            <text:p>1.027677101</text:p>
          </table:table-cell>
          <table:table-cell office:value-type="float" office:value="9.13489140911884">
            <text:p>9.1348914091</text:p>
          </table:table-cell>
          <table:table-cell office:value-type="float" office:value="11.0443432471181">
            <text:p>11.04434324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1276">
            <text:p>1276</text:p>
          </table:table-cell>
          <table:table-cell office:value-type="float" office:value="2173">
            <text:p>2173</text:p>
          </table:table-cell>
          <table:table-cell office:value-type="float" office:value="3837">
            <text:p>3837</text:p>
          </table:table-cell>
          <table:table-cell office:value-type="float" office:value="-113.875">
            <text:p>-113.875</text:p>
          </table:table-cell>
          <table:table-cell office:value-type="float" office:value="-28.75">
            <text:p>-28.75</text:p>
          </table:table-cell>
          <table:table-cell office:value-type="float" office:value="-59">
            <text:p>-59</text:p>
          </table:table-cell>
          <table:table-cell office:value-type="float" office:value="-0.0892437304075235">
            <text:p>-0.0892437304</text:p>
          </table:table-cell>
          <table:table-cell office:value-type="float" office:value="-0.0132305568338702">
            <text:p>-0.0132305568</text:p>
          </table:table-cell>
          <table:table-cell office:value-type="float" office:value="-0.0153765962991921">
            <text:p>-0.0153765963</text:p>
          </table:table-cell>
          <table:table-cell office:value-type="float" office:value="0.703257252671087">
            <text:p>0.7032572527</text:p>
          </table:table-cell>
          <table:table-cell office:value-type="float" office:value="0.954036144444357">
            <text:p>0.9540361444</text:p>
          </table:table-cell>
          <table:table-cell office:value-type="float" office:value="0.946645334791774">
            <text:p>0.9466453348</text:p>
          </table:table-cell>
          <table:table-cell office:value-type="float" office:value="-7.41492815166453">
            <text:p>-7.41492815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1364">
            <text:p>1364</text:p>
          </table:table-cell>
          <table:table-cell office:value-type="float" office:value="2475">
            <text:p>2475</text:p>
          </table:table-cell>
          <table:table-cell office:value-type="float" office:value="4386">
            <text:p>4386</text:p>
          </table:table-cell>
          <table:table-cell office:value-type="float" office:value="-112">
            <text:p>-112</text:p>
          </table:table-cell>
          <table:table-cell office:value-type="float" office:value="200.25">
            <text:p>200.25</text:p>
          </table:table-cell>
          <table:table-cell office:value-type="float" office:value="136.125">
            <text:p>136.125</text:p>
          </table:table-cell>
          <table:table-cell office:value-type="float" office:value="-0.0821114369501466">
            <text:p>-0.082111437</text:p>
          </table:table-cell>
          <table:table-cell office:value-type="float" office:value="0.0809090909090909">
            <text:p>0.0809090909</text:p>
          </table:table-cell>
          <table:table-cell office:value-type="float" office:value="0.0310362517099863">
            <text:p>0.0310362517</text:p>
          </table:table-cell>
          <table:table-cell office:value-type="float" office:value="0.725824855307402">
            <text:p>0.7258248553</text:p>
          </table:table-cell>
          <table:table-cell office:value-type="float" office:value="1.29601252892562">
            <text:p>1.2960125289</text:p>
          </table:table-cell>
          <table:table-cell office:value-type="float" office:value="1.11051484886856">
            <text:p>1.1105148489</text:p>
          </table:table-cell>
          <table:table-cell office:value-type="float" office:value="-8.09002043441537">
            <text:p>-8.0900204344</text:p>
          </table:table-cell>
          <table:table-cell office:value-type="float" office:value="8.90906762346401">
            <text:p>8.9090676235</text:p>
          </table:table-cell>
          <table:table-cell office:value-type="float" office:value="22.6782776378833">
            <text:p>22.6782776379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office:value-type="float" office:value="42">
            <text:p>42</text:p>
          </table:table-cell>
          <table:table-cell office:value-type="float" office:value="1166">
            <text:p>1166</text:p>
          </table:table-cell>
          <table:table-cell office:value-type="float" office:value="2464">
            <text:p>2464</text:p>
          </table:table-cell>
          <table:table-cell office:value-type="float" office:value="4508">
            <text:p>4508</text:p>
          </table:table-cell>
          <table:table-cell office:value-type="float" office:value="-59.75">
            <text:p>-59.75</text:p>
          </table:table-cell>
          <table:table-cell office:value-type="float" office:value="-78.375">
            <text:p>-78.375</text:p>
          </table:table-cell>
          <table:table-cell office:value-type="float" office:value="381.375">
            <text:p>381.375</text:p>
          </table:table-cell>
          <table:table-cell office:value-type="float" office:value="-0.0512435677530017">
            <text:p>-0.0512435678</text:p>
          </table:table-cell>
          <table:table-cell office:value-type="float" office:value="-0.0318080357142857">
            <text:p>-0.0318080357</text:p>
          </table:table-cell>
          <table:table-cell office:value-type="float" office:value="0.0845996007098492">
            <text:p>0.0845996007</text:p>
          </table:table-cell>
          <table:table-cell office:value-type="float" office:value="0.825794283207165">
            <text:p>0.8257942832</text:p>
          </table:table-cell>
          <table:table-cell office:value-type="float" office:value="0.890654907226562">
            <text:p>0.8906549072</text:p>
          </table:table-cell>
          <table:table-cell office:value-type="float" office:value="1.31012650366739">
            <text:p>1.3101265037</text:p>
          </table:table-cell>
          <table:table-cell office:value-type="float" office:value="-13.1769087834058">
            <text:p>-13.1769087834</text:p>
          </table:table-cell>
          <table:table-cell office:value-type="float" office:value="-21.4431338013843">
            <text:p>-21.4431338014</text:p>
          </table:table-cell>
          <table:table-cell office:value-type="float" office:value="8.5351509357711">
            <text:p>8.5351509358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1034">
            <text:p>1034</text:p>
          </table:table-cell>
          <table:table-cell office:value-type="float" office:value="2368">
            <text:p>2368</text:p>
          </table:table-cell>
          <table:table-cell office:value-type="float" office:value="4692">
            <text:p>4692</text:p>
          </table:table-cell>
          <table:table-cell office:value-type="float" office:value="-1.125">
            <text:p>-1.125</text:p>
          </table:table-cell>
          <table:table-cell office:value-type="float" office:value="28.5">
            <text:p>28.5</text:p>
          </table:table-cell>
          <table:table-cell office:value-type="float" office:value="438">
            <text:p>438</text:p>
          </table:table-cell>
          <table:table-cell office:value-type="float" office:value="-0.00108800773694391">
            <text:p>-0.0010880077</text:p>
          </table:table-cell>
          <table:table-cell office:value-type="float" office:value="0.012035472972973">
            <text:p>0.012035473</text:p>
          </table:table-cell>
          <table:table-cell office:value-type="float" office:value="0.0933503836317136">
            <text:p>0.0933503836</text:p>
          </table:table-cell>
          <table:table-cell office:value-type="float" office:value="0.996194293091934">
            <text:p>0.9961942931</text:p>
          </table:table-cell>
          <table:table-cell office:value-type="float" office:value="1.04240806652038">
            <text:p>1.0424080665</text:p>
          </table:table-cell>
          <table:table-cell office:value-type="float" office:value="1.34380635919441">
            <text:p>1.3438063592</text:p>
          </table:table-cell>
          <table:table-cell table:number-columns-repeated="2" office:value-type="float" office:value="0">
            <text:p>0</text:p>
          </table:table-cell>
          <table:table-cell office:value-type="float" office:value="7.7666396634698">
            <text:p>7.766639663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33">
            <text:p>33</text:p>
          </table:table-cell>
          <table:table-cell office:value-type="float" office:value="1276">
            <text:p>1276</text:p>
          </table:table-cell>
          <table:table-cell office:value-type="float" office:value="2522">
            <text:p>2522</text:p>
          </table:table-cell>
          <table:table-cell office:value-type="float" office:value="5612">
            <text:p>5612</text:p>
          </table:table-cell>
          <table:table-cell office:value-type="float" office:value="-113.875">
            <text:p>-113.875</text:p>
          </table:table-cell>
          <table:table-cell office:value-type="float" office:value="-122.125">
            <text:p>-122.125</text:p>
          </table:table-cell>
          <table:table-cell office:value-type="float" office:value="494.5">
            <text:p>494.5</text:p>
          </table:table-cell>
          <table:table-cell office:value-type="float" office:value="-0.0892437304075235">
            <text:p>-0.0892437304</text:p>
          </table:table-cell>
          <table:table-cell office:value-type="float" office:value="-0.0484238699444885">
            <text:p>-0.0484238699</text:p>
          </table:table-cell>
          <table:table-cell office:value-type="float" office:value="0.0881147540983607">
            <text:p>0.0881147541</text:p>
          </table:table-cell>
          <table:table-cell office:value-type="float" office:value="0.703257252671087">
            <text:p>0.7032572527</text:p>
          </table:table-cell>
          <table:table-cell office:value-type="float" office:value="0.835112402707876">
            <text:p>0.8351124027</text:p>
          </table:table-cell>
          <table:table-cell office:value-type="float" office:value="1.3236194907283">
            <text:p>1.3236194907</text:p>
          </table:table-cell>
          <table:table-cell office:value-type="float" office:value="-7.41492815166453">
            <text:p>-7.4149281517</text:p>
          </table:table-cell>
          <table:table-cell office:value-type="float" office:value="-13.9647227338215">
            <text:p>-13.9647227338</text:p>
          </table:table-cell>
          <table:table-cell office:value-type="float" office:value="8.20811085641148">
            <text:p>8.2081108564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1364">
            <text:p>1364</text:p>
          </table:table-cell>
          <table:table-cell office:value-type="float" office:value="2704">
            <text:p>2704</text:p>
          </table:table-cell>
          <table:table-cell office:value-type="float" office:value="6992">
            <text:p>6992</text:p>
          </table:table-cell>
          <table:table-cell office:value-type="float" office:value="-112">
            <text:p>-112</text:p>
          </table:table-cell>
          <table:table-cell office:value-type="float" office:value="-115.125">
            <text:p>-115.125</text:p>
          </table:table-cell>
          <table:table-cell office:value-type="float" office:value="287.5">
            <text:p>287.5</text:p>
          </table:table-cell>
          <table:table-cell office:value-type="float" office:value="-0.0821114369501466">
            <text:p>-0.082111437</text:p>
          </table:table-cell>
          <table:table-cell office:value-type="float" office:value="-0.0425758136094675">
            <text:p>-0.0425758136</text:p>
          </table:table-cell>
          <table:table-cell office:value-type="float" office:value="0.0411184210526316">
            <text:p>0.0411184211</text:p>
          </table:table-cell>
          <table:table-cell office:value-type="float" office:value="0.725824855307402">
            <text:p>0.7258248553</text:p>
          </table:table-cell>
          <table:table-cell office:value-type="float" office:value="0.8545375441797">
            <text:p>0.8545375442</text:p>
          </table:table-cell>
          <table:table-cell office:value-type="float" office:value="1.14722829380194">
            <text:p>1.1472282938</text:p>
          </table:table-cell>
          <table:table-cell office:value-type="float" office:value="-8.09002043441537">
            <text:p>-8.0900204344</text:p>
          </table:table-cell>
          <table:table-cell office:value-type="float" office:value="-15.9312171365857">
            <text:p>-15.9312171366</text:p>
          </table:table-cell>
          <table:table-cell office:value-type="float" office:value="17.2015855228123">
            <text:p>17.2015855228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36">
            <text:p>36</text:p>
          </table:table-cell>
          <table:table-cell office:value-type="float" office:value="1166">
            <text:p>1166</text:p>
          </table:table-cell>
          <table:table-cell office:value-type="float" office:value="2477">
            <text:p>2477</text:p>
          </table:table-cell>
          <table:table-cell office:value-type="float" office:value="6808">
            <text:p>6808</text:p>
          </table:table-cell>
          <table:table-cell office:value-type="float" office:value="-59.75">
            <text:p>-59.75</text:p>
          </table:table-cell>
          <table:table-cell office:value-type="float" office:value="-15.375">
            <text:p>-15.375</text:p>
          </table:table-cell>
          <table:table-cell office:value-type="float" office:value="184">
            <text:p>184</text:p>
          </table:table-cell>
          <table:table-cell office:value-type="float" office:value="-0.0512435677530017">
            <text:p>-0.0512435678</text:p>
          </table:table-cell>
          <table:table-cell office:value-type="float" office:value="-0.00620710536939847">
            <text:p>-0.0062071054</text:p>
          </table:table-cell>
          <table:table-cell office:value-type="float" office:value="0.027027027027027">
            <text:p>0.027027027</text:p>
          </table:table-cell>
          <table:table-cell office:value-type="float" office:value="0.825794283207165">
            <text:p>0.8257942832</text:p>
          </table:table-cell>
          <table:table-cell office:value-type="float" office:value="0.978350646394956">
            <text:p>0.9783506464</text:p>
          </table:table-cell>
          <table:table-cell office:value-type="float" office:value="1.09602629656684">
            <text:p>1.0960262966</text:p>
          </table:table-cell>
          <table:table-cell office:value-type="float" office:value="-13.1769087834058">
            <text:p>-13.1769087834</text:p>
          </table:table-cell>
          <table:table-cell office:value-type="float" office:value="0">
            <text:p>0</text:p>
          </table:table-cell>
          <table:table-cell office:value-type="float" office:value="25.9914788709004">
            <text:p>25.9914788709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3">
            <text:p>3</text:p>
          </table:table-cell>
          <table:table-cell office:value-type="float" office:value="24">
            <text:p>24</text:p>
          </table:table-cell>
          <table:table-cell table:number-columns-repeated="2" office:value-type="float" office:value="34">
            <text:p>34</text:p>
          </table:table-cell>
          <table:table-cell office:value-type="float" office:value="1034">
            <text:p>1034</text:p>
          </table:table-cell>
          <table:table-cell office:value-type="float" office:value="2210">
            <text:p>2210</text:p>
          </table:table-cell>
          <table:table-cell office:value-type="float" office:value="6716">
            <text:p>6716</text:p>
          </table:table-cell>
          <table:table-cell office:value-type="float" office:value="-1.125">
            <text:p>-1.125</text:p>
          </table:table-cell>
          <table:table-cell office:value-type="float" office:value="89.25">
            <text:p>89.25</text:p>
          </table:table-cell>
          <table:table-cell office:value-type="float" office:value="310.5">
            <text:p>310.5</text:p>
          </table:table-cell>
          <table:table-cell office:value-type="float" office:value="-0.00108800773694391">
            <text:p>-0.0010880077</text:p>
          </table:table-cell>
          <table:table-cell office:value-type="float" office:value="0.0403846153846154">
            <text:p>0.0403846154</text:p>
          </table:table-cell>
          <table:table-cell office:value-type="float" office:value="0.0462328767123288">
            <text:p>0.0462328767</text:p>
          </table:table-cell>
          <table:table-cell office:value-type="float" office:value="0.996194293091934">
            <text:p>0.9961942931</text:p>
          </table:table-cell>
          <table:table-cell office:value-type="float" office:value="1.14454275147929">
            <text:p>1.1445427515</text:p>
          </table:table-cell>
          <table:table-cell office:value-type="float" office:value="1.16600452711578">
            <text:p>1.1660045271</text:p>
          </table:table-cell>
          <table:table-cell office:value-type="float" office:value="0">
            <text:p>0</text:p>
          </table:table-cell>
          <table:table-cell office:value-type="float" office:value="17.507931285962">
            <text:p>17.507931286</text:p>
          </table:table-cell>
          <table:table-cell office:value-type="float" office:value="15.3364798515223">
            <text:p>15.3364798515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1024">
            <text:p>1024</text:p>
          </table:table-cell>
          <table:table-cell office:value-type="float" office:value="2183">
            <text:p>2183</text:p>
          </table:table-cell>
          <table:table-cell office:value-type="float" office:value="7084">
            <text:p>7084</text:p>
          </table:table-cell>
          <table:table-cell office:value-type="float" office:value="-217.5">
            <text:p>-217.5</text:p>
          </table:table-cell>
          <table:table-cell office:value-type="float" office:value="27.75">
            <text:p>27.75</text:p>
          </table:table-cell>
          <table:table-cell office:value-type="float" office:value="391">
            <text:p>391</text:p>
          </table:table-cell>
          <table:table-cell office:value-type="float" office:value="-0.21240234375">
            <text:p>-0.2124023438</text:p>
          </table:table-cell>
          <table:table-cell office:value-type="float" office:value="0.0127118644067797">
            <text:p>0.0127118644</text:p>
          </table:table-cell>
          <table:table-cell office:value-type="float" office:value="0.0551948051948052">
            <text:p>0.0551948052</text:p>
          </table:table-cell>
          <table:table-cell office:value-type="float" office:value="0.345016717910767">
            <text:p>0.3450167179</text:p>
          </table:table-cell>
          <table:table-cell office:value-type="float" office:value="1.04480824475725">
            <text:p>1.0448082448</text:p>
          </table:table-cell>
          <table:table-cell office:value-type="float" office:value="1.19915289256198">
            <text:p>1.1991528926</text:p>
          </table:table-cell>
          <table:table-cell office:value-type="float" office:value="-2.90301651619234">
            <text:p>-2.9030165162</text:p>
          </table:table-cell>
          <table:table-cell office:value-type="float" office:value="0">
            <text:p>0</text:p>
          </table:table-cell>
          <table:table-cell office:value-type="float" office:value="12.9016664160065">
            <text:p>12.90166641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3">
            <text:p>3</text:p>
          </table:table-cell>
          <table:table-cell office:value-type="float" office:value="37">
            <text:p>37</text:p>
          </table:table-cell>
          <table:table-cell table:number-columns-repeated="2" office:value-type="float" office:value="49">
            <text:p>49</text:p>
          </table:table-cell>
          <table:table-cell office:value-type="float" office:value="704">
            <text:p>704</text:p>
          </table:table-cell>
          <table:table-cell office:value-type="float" office:value="2170">
            <text:p>2170</text:p>
          </table:table-cell>
          <table:table-cell office:value-type="float" office:value="6440">
            <text:p>6440</text:p>
          </table:table-cell>
          <table:table-cell office:value-type="float" office:value="-212.25">
            <text:p>-212.25</text:p>
          </table:table-cell>
          <table:table-cell office:value-type="float" office:value="-138.5">
            <text:p>-138.5</text:p>
          </table:table-cell>
          <table:table-cell office:value-type="float" office:value="241.5">
            <text:p>241.5</text:p>
          </table:table-cell>
          <table:table-cell office:value-type="float" office:value="-0.301491477272727">
            <text:p>-0.3014914773</text:p>
          </table:table-cell>
          <table:table-cell office:value-type="float" office:value="-0.0638248847926267">
            <text:p>-0.0638248848</text:p>
          </table:table-cell>
          <table:table-cell office:value-type="float" office:value="0.0375">
            <text:p>0.0375</text:p>
          </table:table-cell>
          <table:table-cell office:value-type="float" office:value="0.122938166846914">
            <text:p>0.1229381668</text:p>
          </table:table-cell>
          <table:table-cell office:value-type="float" office:value="0.784597190426639">
            <text:p>0.7845971904</text:p>
          </table:table-cell>
          <table:table-cell office:value-type="float" office:value="1.13400625">
            <text:p>1.13400625</text:p>
          </table:table-cell>
          <table:table-cell office:value-type="float" office:value="-1.93180580111649">
            <text:p>-1.9318058011</text:p>
          </table:table-cell>
          <table:table-cell office:value-type="float" office:value="-10.5097570476392">
            <text:p>-10.5097570476</text:p>
          </table:table-cell>
          <table:table-cell office:value-type="float" office:value="18.8283719947694">
            <text:p>18.8283719948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3">
            <text:p>3</text:p>
          </table:table-cell>
          <table:table-cell office:value-type="float" office:value="39">
            <text:p>39</text:p>
          </table:table-cell>
          <table:table-cell table:number-columns-repeated="2" office:value-type="float" office:value="51">
            <text:p>51</text:p>
          </table:table-cell>
          <table:table-cell office:value-type="float" office:value="480">
            <text:p>480</text:p>
          </table:table-cell>
          <table:table-cell office:value-type="float" office:value="2109">
            <text:p>2109</text:p>
          </table:table-cell>
          <table:table-cell office:value-type="float" office:value="5980">
            <text:p>5980</text:p>
          </table:table-cell>
          <table:table-cell office:value-type="float" office:value="-78.75">
            <text:p>-78.75</text:p>
          </table:table-cell>
          <table:table-cell office:value-type="float" office:value="-4.625">
            <text:p>-4.625</text:p>
          </table:table-cell>
          <table:table-cell office:value-type="float" office:value="241.5">
            <text:p>241.5</text:p>
          </table:table-cell>
          <table:table-cell office:value-type="float" office:value="-0.1640625">
            <text:p>-0.1640625</text:p>
          </table:table-cell>
          <table:table-cell office:value-type="float" office:value="-0.00219298245614035">
            <text:p>-0.0021929825</text:p>
          </table:table-cell>
          <table:table-cell office:value-type="float" office:value="0.0403846153846154">
            <text:p>0.0403846154</text:p>
          </table:table-cell>
          <table:table-cell office:value-type="float" office:value="0.47853759765625">
            <text:p>0.4785375977</text:p>
          </table:table-cell>
          <table:table-cell office:value-type="float" office:value="0.992333987380733">
            <text:p>0.9923339874</text:p>
          </table:table-cell>
          <table:table-cell office:value-type="float" office:value="1.14454275147929">
            <text:p>1.1445427515</text:p>
          </table:table-cell>
          <table:table-cell office:value-type="float" office:value="-3.86797796567531">
            <text:p>-3.8679779657</text:p>
          </table:table-cell>
          <table:table-cell office:value-type="float" office:value="0">
            <text:p>0</text:p>
          </table:table-cell>
          <table:table-cell office:value-type="float" office:value="17.507931285962">
            <text:p>17.507931286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81">
            <text:p>81</text:p>
          </table:table-cell>
          <table:table-cell office:value-type="float" office:value="61">
            <text:p>61</text:p>
          </table:table-cell>
          <table:table-cell office:value-type="float" office:value="336">
            <text:p>336</text:p>
          </table:table-cell>
          <table:table-cell office:value-type="float" office:value="2128">
            <text:p>2128</text:p>
          </table:table-cell>
          <table:table-cell office:value-type="float" office:value="7176">
            <text:p>7176</text:p>
          </table:table-cell>
          <table:table-cell office:value-type="float" office:value="37.375">
            <text:p>37.375</text:p>
          </table:table-cell>
          <table:table-cell office:value-type="float" office:value="-12">
            <text:p>-12</text:p>
          </table:table-cell>
          <table:table-cell office:value-type="float" office:value="184">
            <text:p>184</text:p>
          </table:table-cell>
          <table:table-cell office:value-type="float" office:value="0.111235119047619">
            <text:p>0.111235119</text:p>
          </table:table-cell>
          <table:table-cell office:value-type="float" office:value="-0.0056390977443609">
            <text:p>-0.0056390977</text:p>
          </table:table-cell>
          <table:table-cell office:value-type="float" office:value="0.0256410256410256">
            <text:p>0.0256410256</text:p>
          </table:table-cell>
          <table:table-cell office:value-type="float" office:value="1.41357449001736">
            <text:p>1.41357449</text:p>
          </table:table-cell>
          <table:table-cell office:value-type="float" office:value="0.980325484764543">
            <text:p>0.9803254848</text:p>
          </table:table-cell>
          <table:table-cell office:value-type="float" office:value="1.0910322156476">
            <text:p>1.0910322156</text:p>
          </table:table-cell>
          <table:table-cell office:value-type="float" office:value="6.57185238223358">
            <text:p>6.5718523822</text:p>
          </table:table-cell>
          <table:table-cell office:value-type="float" office:value="0">
            <text:p>0</text:p>
          </table:table-cell>
          <table:table-cell office:value-type="float" office:value="27.3778512338058">
            <text:p>27.377851233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float" office:value="76">
            <text:p>76</text:p>
          </table:table-cell>
          <table:table-cell office:value-type="float" office:value="352">
            <text:p>352</text:p>
          </table:table-cell>
          <table:table-cell office:value-type="float" office:value="2176">
            <text:p>2176</text:p>
          </table:table-cell>
          <table:table-cell office:value-type="float" office:value="8740">
            <text:p>8740</text:p>
          </table:table-cell>
          <table:table-cell office:value-type="float" office:value="188">
            <text:p>188</text:p>
          </table:table-cell>
          <table:table-cell office:value-type="float" office:value="-42.5">
            <text:p>-42.5</text:p>
          </table:table-cell>
          <table:table-cell office:value-type="float" office:value="-80.5">
            <text:p>-80.5</text:p>
          </table:table-cell>
          <table:table-cell office:value-type="float" office:value="0.534090909090909">
            <text:p>0.5340909091</text:p>
          </table:table-cell>
          <table:table-cell office:value-type="float" office:value="-0.01953125">
            <text:p>-0.01953125</text:p>
          </table:table-cell>
          <table:table-cell office:value-type="float" office:value="-0.00921052631578947">
            <text:p>-0.0092105263</text:p>
          </table:table-cell>
          <table:table-cell office:value-type="float" office:value="3.42841425619835">
            <text:p>3.4284142562</text:p>
          </table:table-cell>
          <table:table-cell office:value-type="float" office:value="0.932388305664063">
            <text:p>0.9323883057</text:p>
          </table:table-cell>
          <table:table-cell office:value-type="float" office:value="0.967929432132964">
            <text:p>0.9679294321</text:p>
          </table:table-cell>
          <table:table-cell office:value-type="float" office:value="1.61973752958355">
            <text:p>1.61973752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3">
            <text:p>3</text:p>
          </table:table-cell>
          <table:table-cell office:value-type="float" office:value="60">
            <text:p>60</text:p>
          </table:table-cell>
          <table:table-cell table:number-columns-repeated="2" office:value-type="float" office:value="74">
            <text:p>74</text:p>
          </table:table-cell>
          <table:table-cell office:value-type="float" office:value="512">
            <text:p>512</text:p>
          </table:table-cell>
          <table:table-cell office:value-type="float" office:value="1890">
            <text:p>1890</text:p>
          </table:table-cell>
          <table:table-cell office:value-type="float" office:value="8924">
            <text:p>8924</text:p>
          </table:table-cell>
          <table:table-cell office:value-type="float" office:value="272">
            <text:p>272</text:p>
          </table:table-cell>
          <table:table-cell office:value-type="float" office:value="-124.875">
            <text:p>-124.875</text:p>
          </table:table-cell>
          <table:table-cell office:value-type="float" office:value="-149.5">
            <text:p>-149.5</text:p>
          </table:table-cell>
          <table:table-cell office:value-type="float" office:value="0.53125">
            <text:p>0.53125</text:p>
          </table:table-cell>
          <table:table-cell office:value-type="float" office:value="-0.0660714285714286">
            <text:p>-0.0660714286</text:p>
          </table:table-cell>
          <table:table-cell office:value-type="float" office:value="-0.0167525773195876">
            <text:p>-0.0167525773</text:p>
          </table:table-cell>
          <table:table-cell office:value-type="float" office:value="3.4125390625">
            <text:p>3.4125390625</text:p>
          </table:table-cell>
          <table:table-cell office:value-type="float" office:value="0.77730625">
            <text:p>0.77730625</text:p>
          </table:table-cell>
          <table:table-cell office:value-type="float" office:value="0.941916051121267">
            <text:p>0.9419160511</text:p>
          </table:table-cell>
          <table:table-cell office:value-type="float" office:value="1.62678377379716">
            <text:p>1.6267837738</text:p>
          </table:table-cell>
          <table:table-cell office:value-type="float" office:value="-10.1403546053818">
            <text:p>-10.14035460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3">
            <text:p>3</text:p>
          </table:table-cell>
          <table:table-cell office:value-type="float" office:value="58">
            <text:p>58</text:p>
          </table:table-cell>
          <table:table-cell table:number-columns-repeated="2" office:value-type="float" office:value="73">
            <text:p>73</text:p>
          </table:table-cell>
          <table:table-cell office:value-type="float" office:value="660">
            <text:p>660</text:p>
          </table:table-cell>
          <table:table-cell office:value-type="float" office:value="2112">
            <text:p>2112</text:p>
          </table:table-cell>
          <table:table-cell office:value-type="float" office:value="8740">
            <text:p>8740</text:p>
          </table:table-cell>
          <table:table-cell office:value-type="float" office:value="-13.75">
            <text:p>-13.75</text:p>
          </table:table-cell>
          <table:table-cell office:value-type="float" office:value="299.75">
            <text:p>299.75</text:p>
          </table:table-cell>
          <table:table-cell office:value-type="float" office:value="-195.5">
            <text:p>-195.5</text:p>
          </table:table-cell>
          <table:table-cell office:value-type="float" office:value="-0.0208333333333333">
            <text:p>-0.0208333333</text:p>
          </table:table-cell>
          <table:table-cell office:value-type="float" office:value="0.141927083333333">
            <text:p>0.1419270833</text:p>
          </table:table-cell>
          <table:table-cell office:value-type="float" office:value="-0.0223684210526316">
            <text:p>-0.0223684211</text:p>
          </table:table-cell>
          <table:table-cell office:value-type="float" office:value="0.927934027777778">
            <text:p>0.9279340278</text:p>
          </table:table-cell>
          <table:table-cell office:value-type="float" office:value="1.53622565375434">
            <text:p>1.5362256538</text:p>
          </table:table-cell>
          <table:table-cell office:value-type="float" office:value="0.92269120498615">
            <text:p>0.922691205</text:p>
          </table:table-cell>
          <table:table-cell office:value-type="float" office:value="-32.9232749929788">
            <text:p>-32.923274993</text:p>
          </table:table-cell>
          <table:table-cell office:value-type="float" office:value="5.22273579646024">
            <text:p>5.2227357965</text:p>
          </table:table-cell>
          <table:table-cell office:value-type="float" office:value="-30.6398760078472">
            <text:p>-30.6398760078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462">
            <text:p>462</text:p>
          </table:table-cell>
          <table:table-cell office:value-type="float" office:value="2403">
            <text:p>2403</text:p>
          </table:table-cell>
          <table:table-cell office:value-type="float" office:value="8188">
            <text:p>8188</text:p>
          </table:table-cell>
          <table:table-cell office:value-type="float" office:value="112.75">
            <text:p>112.75</text:p>
          </table:table-cell>
          <table:table-cell office:value-type="float" office:value="151.875">
            <text:p>151.875</text:p>
          </table:table-cell>
          <table:table-cell office:value-type="float" office:value="-345">
            <text:p>-345</text:p>
          </table:table-cell>
          <table:table-cell office:value-type="float" office:value="0.244047619047619">
            <text:p>0.244047619</text:p>
          </table:table-cell>
          <table:table-cell office:value-type="float" office:value="0.0632022471910112">
            <text:p>0.0632022472</text:p>
          </table:table-cell>
          <table:table-cell office:value-type="float" office:value="-0.0421348314606742">
            <text:p>-0.0421348315</text:p>
          </table:table-cell>
          <table:table-cell office:value-type="float" office:value="1.97090277777778">
            <text:p>1.9709027778</text:p>
          </table:table-cell>
          <table:table-cell office:value-type="float" office:value="1.22903713230653">
            <text:p>1.2290371323</text:p>
          </table:table-cell>
          <table:table-cell office:value-type="float" office:value="0.85600776417119">
            <text:p>0.8560077642</text:p>
          </table:table-cell>
          <table:table-cell office:value-type="float" office:value="3.17418287951519">
            <text:p>3.1741828795</text:p>
          </table:table-cell>
          <table:table-cell office:value-type="float" office:value="11.3101625552133">
            <text:p>11.3101625552</text:p>
          </table:table-cell>
          <table:table-cell office:value-type="float" office:value="-16.1016330071733">
            <text:p>-16.101633007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3">
            <text:p>53</text:p>
          </table:table-cell>
          <table:table-cell office:value-type="float" office:value="484">
            <text:p>484</text:p>
          </table:table-cell>
          <table:table-cell office:value-type="float" office:value="2420">
            <text:p>2420</text:p>
          </table:table-cell>
          <table:table-cell office:value-type="float" office:value="7268">
            <text:p>7268</text:p>
          </table:table-cell>
          <table:table-cell office:value-type="float" office:value="258.5">
            <text:p>258.5</text:p>
          </table:table-cell>
          <table:table-cell office:value-type="float" office:value="-295.625">
            <text:p>-295.625</text:p>
          </table:table-cell>
          <table:table-cell office:value-type="float" office:value="745">
            <text:p>745</text:p>
          </table:table-cell>
          <table:table-cell office:value-type="float" office:value="0.534090909090909">
            <text:p>0.5340909091</text:p>
          </table:table-cell>
          <table:table-cell office:value-type="float" office:value="-0.122159090909091">
            <text:p>-0.1221590909</text:p>
          </table:table-cell>
          <table:table-cell office:value-type="float" office:value="0.102504127682994">
            <text:p>0.1025041277</text:p>
          </table:table-cell>
          <table:table-cell office:value-type="float" office:value="3.42841425619835">
            <text:p>3.4284142562</text:p>
          </table:table-cell>
          <table:table-cell office:value-type="float" office:value="0.601691955061983">
            <text:p>0.6016919551</text:p>
          </table:table-cell>
          <table:table-cell office:value-type="float" office:value="1.3793583554269">
            <text:p>1.3793583554</text:p>
          </table:table-cell>
          <table:table-cell office:value-type="float" office:value="1.61973752958355">
            <text:p>1.6197375296</text:p>
          </table:table-cell>
          <table:table-cell office:value-type="float" office:value="-5.32003775790851">
            <text:p>-5.3200377579</text:p>
          </table:table-cell>
          <table:table-cell office:value-type="float" office:value="7.10307701341749">
            <text:p>7.1030770134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95">
            <text:p>95</text:p>
          </table:table-cell>
          <table:table-cell office:value-type="float" office:value="47">
            <text:p>47</text:p>
          </table:table-cell>
          <table:table-cell office:value-type="float" office:value="660">
            <text:p>660</text:p>
          </table:table-cell>
          <table:table-cell office:value-type="float" office:value="2522">
            <text:p>2522</text:p>
          </table:table-cell>
          <table:table-cell office:value-type="float" office:value="8280">
            <text:p>8280</text:p>
          </table:table-cell>
          <table:table-cell office:value-type="float" office:value="-13.75">
            <text:p>-13.75</text:p>
          </table:table-cell>
          <table:table-cell office:value-type="float" office:value="9.75">
            <text:p>9.75</text:p>
          </table:table-cell>
          <table:table-cell office:value-type="float" office:value="646">
            <text:p>646</text:p>
          </table:table-cell>
          <table:table-cell office:value-type="float" office:value="-0.0208333333333333">
            <text:p>-0.0208333333</text:p>
          </table:table-cell>
          <table:table-cell office:value-type="float" office:value="0.0038659793814433">
            <text:p>0.0038659794</text:p>
          </table:table-cell>
          <table:table-cell office:value-type="float" office:value="0.0780193236714976">
            <text:p>0.0780193237</text:p>
          </table:table-cell>
          <table:table-cell office:value-type="float" office:value="0.927934027777778">
            <text:p>0.9279340278</text:p>
          </table:table-cell>
          <table:table-cell office:value-type="float" office:value="1.01356022159634">
            <text:p>1.0135602216</text:p>
          </table:table-cell>
          <table:table-cell office:value-type="float" office:value="1.28499818198791">
            <text:p>1.284998182</text:p>
          </table:table-cell>
          <table:table-cell office:value-type="float" office:value="-32.9232749929788">
            <text:p>-32.923274993</text:p>
          </table:table-cell>
          <table:table-cell office:value-type="float" office:value="0">
            <text:p>0</text:p>
          </table:table-cell>
          <table:table-cell office:value-type="float" office:value="9.22653590885227">
            <text:p>9.226535908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110">
            <text:p>110</text:p>
          </table:table-cell>
          <table:table-cell office:value-type="float" office:value="59">
            <text:p>59</text:p>
          </table:table-cell>
          <table:table-cell office:value-type="float" office:value="462">
            <text:p>462</text:p>
          </table:table-cell>
          <table:table-cell office:value-type="float" office:value="2992">
            <text:p>2992</text:p>
          </table:table-cell>
          <table:table-cell office:value-type="float" office:value="6302">
            <text:p>6302</text:p>
          </table:table-cell>
          <table:table-cell office:value-type="float" office:value="112.75">
            <text:p>112.75</text:p>
          </table:table-cell>
          <table:table-cell office:value-type="float" office:value="310.75">
            <text:p>310.75</text:p>
          </table:table-cell>
          <table:table-cell office:value-type="float" office:value="486.125">
            <text:p>486.125</text:p>
          </table:table-cell>
          <table:table-cell office:value-type="float" office:value="0.244047619047619">
            <text:p>0.244047619</text:p>
          </table:table-cell>
          <table:table-cell office:value-type="float" office:value="0.103860294117647">
            <text:p>0.1038602941</text:p>
          </table:table-cell>
          <table:table-cell office:value-type="float" office:value="0.0771382100920343">
            <text:p>0.0771382101</text:p>
          </table:table-cell>
          <table:table-cell office:value-type="float" office:value="1.97090277777778">
            <text:p>1.9709027778</text:p>
          </table:table-cell>
          <table:table-cell office:value-type="float" office:value="1.3846534723724">
            <text:p>1.3846534724</text:p>
          </table:table-cell>
          <table:table-cell office:value-type="float" office:value="1.28164633009628">
            <text:p>1.2816463301</text:p>
          </table:table-cell>
          <table:table-cell office:value-type="float" office:value="3.17418287951519">
            <text:p>3.1741828795</text:p>
          </table:table-cell>
          <table:table-cell office:value-type="float" office:value="7.0147087134919">
            <text:p>7.0147087135</text:p>
          </table:table-cell>
          <table:table-cell office:value-type="float" office:value="9.32806433203844">
            <text:p>9.328064332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484">
            <text:p>484</text:p>
          </table:table-cell>
          <table:table-cell office:value-type="float" office:value="3780">
            <text:p>3780</text:p>
          </table:table-cell>
          <table:table-cell office:value-type="float" office:value="6893">
            <text:p>6893</text:p>
          </table:table-cell>
          <table:table-cell office:value-type="float" office:value="258.5">
            <text:p>258.5</text:p>
          </table:table-cell>
          <table:table-cell office:value-type="float" office:value="425.25">
            <text:p>425.25</text:p>
          </table:table-cell>
          <table:table-cell office:value-type="float" office:value="937.875">
            <text:p>937.875</text:p>
          </table:table-cell>
          <table:table-cell office:value-type="float" office:value="0.534090909090909">
            <text:p>0.5340909091</text:p>
          </table:table-cell>
          <table:table-cell office:value-type="float" office:value="0.1125">
            <text:p>0.1125</text:p>
          </table:table-cell>
          <table:table-cell office:value-type="float" office:value="0.136061946902655">
            <text:p>0.1360619469</text:p>
          </table:table-cell>
          <table:table-cell office:value-type="float" office:value="3.42841425619835">
            <text:p>3.4284142562</text:p>
          </table:table-cell>
          <table:table-cell office:value-type="float" office:value="1.41855625">
            <text:p>1.41855625</text:p>
          </table:table-cell>
          <table:table-cell office:value-type="float" office:value="1.51250200681338">
            <text:p>1.5125020068</text:p>
          </table:table-cell>
          <table:table-cell office:value-type="float" office:value="1.61973752958355">
            <text:p>1.6197375296</text:p>
          </table:table-cell>
          <table:table-cell office:value-type="float" office:value="6.50172500833218">
            <text:p>6.5017250083</text:p>
          </table:table-cell>
          <table:table-cell office:value-type="float" office:value="5.43355699009618">
            <text:p>5.4335569901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704">
            <text:p>704</text:p>
          </table:table-cell>
          <table:table-cell office:value-type="float" office:value="4070">
            <text:p>4070</text:p>
          </table:table-cell>
          <table:table-cell office:value-type="float" office:value="9638">
            <text:p>9638</text:p>
          </table:table-cell>
          <table:table-cell office:value-type="float" office:value="374">
            <text:p>374</text:p>
          </table:table-cell>
          <table:table-cell office:value-type="float" office:value="369.625">
            <text:p>369.625</text:p>
          </table:table-cell>
          <table:table-cell office:value-type="float" office:value="1004.625">
            <text:p>1004.625</text:p>
          </table:table-cell>
          <table:table-cell office:value-type="float" office:value="0.53125">
            <text:p>0.53125</text:p>
          </table:table-cell>
          <table:table-cell office:value-type="float" office:value="0.0908169533169533">
            <text:p>0.0908169533</text:p>
          </table:table-cell>
          <table:table-cell office:value-type="float" office:value="0.104235837310645">
            <text:p>0.1042358373</text:p>
          </table:table-cell>
          <table:table-cell office:value-type="float" office:value="3.4125390625">
            <text:p>3.4125390625</text:p>
          </table:table-cell>
          <table:table-cell office:value-type="float" office:value="1.33402486586849">
            <text:p>1.3340248659</text:p>
          </table:table-cell>
          <table:table-cell office:value-type="float" office:value="1.38612104575577">
            <text:p>1.3861210458</text:p>
          </table:table-cell>
          <table:table-cell office:value-type="float" office:value="1.62678377379716">
            <text:p>1.6267837738</text:p>
          </table:table-cell>
          <table:table-cell office:value-type="float" office:value="7.97390760763498">
            <text:p>7.9739076076</text:p>
          </table:table-cell>
          <table:table-cell office:value-type="float" office:value="6.99064440925355">
            <text:p>6.9906444093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72">
            <text:p>72</text:p>
          </table:table-cell>
          <table:table-cell office:value-type="float" office:value="1540">
            <text:p>1540</text:p>
          </table:table-cell>
          <table:table-cell office:value-type="float" office:value="4624">
            <text:p>4624</text:p>
          </table:table-cell>
          <table:table-cell office:value-type="float" office:value="10980">
            <text:p>10980</text:p>
          </table:table-cell>
          <table:table-cell office:value-type="float" office:value="294.25">
            <text:p>294.25</text:p>
          </table:table-cell>
          <table:table-cell office:value-type="float" office:value="34">
            <text:p>34</text:p>
          </table:table-cell>
          <table:table-cell office:value-type="float" office:value="1211.625">
            <text:p>1211.625</text:p>
          </table:table-cell>
          <table:table-cell office:value-type="float" office:value="0.191071428571429">
            <text:p>0.1910714286</text:p>
          </table:table-cell>
          <table:table-cell office:value-type="float" office:value="0.00735294117647059">
            <text:p>0.0073529412</text:p>
          </table:table-cell>
          <table:table-cell office:value-type="float" office:value="0.110348360655738">
            <text:p>0.1103483607</text:p>
          </table:table-cell>
          <table:table-cell office:value-type="float" office:value="1.74030625">
            <text:p>1.74030625</text:p>
          </table:table-cell>
          <table:table-cell office:value-type="float" office:value="1.02584126297578">
            <text:p>1.025841263</text:p>
          </table:table-cell>
          <table:table-cell office:value-type="float" office:value="1.41008571326592">
            <text:p>1.4100857133</text:p>
          </table:table-cell>
          <table:table-cell office:value-type="float" office:value="3.96416499121938">
            <text:p>3.9641649912</text:p>
          </table:table-cell>
          <table:table-cell office:value-type="float" office:value="0">
            <text:p>0</text:p>
          </table:table-cell>
          <table:table-cell office:value-type="float" office:value="6.62197369978026">
            <text:p>6.6219736998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89">
            <text:p>89</text:p>
          </table:table-cell>
          <table:table-cell office:value-type="float" office:value="2201">
            <text:p>2201</text:p>
          </table:table-cell>
          <table:table-cell office:value-type="float" office:value="4482">
            <text:p>4482</text:p>
          </table:table-cell>
          <table:table-cell office:value-type="float" office:value="12880">
            <text:p>12880</text:p>
          </table:table-cell>
          <table:table-cell office:value-type="float" office:value="172.625">
            <text:p>172.625</text:p>
          </table:table-cell>
          <table:table-cell office:value-type="float" office:value="665.875">
            <text:p>665.875</text:p>
          </table:table-cell>
          <table:table-cell office:value-type="float" office:value="1449">
            <text:p>1449</text:p>
          </table:table-cell>
          <table:table-cell office:value-type="float" office:value="0.078430258973194">
            <text:p>0.078430259</text:p>
          </table:table-cell>
          <table:table-cell office:value-type="float" office:value="0.148566488174922">
            <text:p>0.1485664882</text:p>
          </table:table-cell>
          <table:table-cell office:value-type="float" office:value="0.1125">
            <text:p>0.1125</text:p>
          </table:table-cell>
          <table:table-cell office:value-type="float" office:value="1.28656246523048">
            <text:p>1.2865624652</text:p>
          </table:table-cell>
          <table:table-cell office:value-type="float" office:value="1.56324383137314">
            <text:p>1.5632438314</text:p>
          </table:table-cell>
          <table:table-cell office:value-type="float" office:value="1.41855625">
            <text:p>1.41855625</text:p>
          </table:table-cell>
          <table:table-cell office:value-type="float" office:value="9.17996460838651">
            <text:p>9.1799646084</text:p>
          </table:table-cell>
          <table:table-cell office:value-type="float" office:value="5.00414408657089">
            <text:p>5.0041440866</text:p>
          </table:table-cell>
          <table:table-cell office:value-type="float" office:value="6.50172500833218">
            <text:p>6.5017250083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2191">
            <text:p>2191</text:p>
          </table:table-cell>
          <table:table-cell office:value-type="float" office:value="4928">
            <text:p>4928</text:p>
          </table:table-cell>
          <table:table-cell office:value-type="float" office:value="17020">
            <text:p>17020</text:p>
          </table:table-cell>
          <table:table-cell office:value-type="float" office:value="127.125">
            <text:p>127.125</text:p>
          </table:table-cell>
          <table:table-cell office:value-type="float" office:value="376.25">
            <text:p>376.25</text:p>
          </table:table-cell>
          <table:table-cell office:value-type="float" office:value="1543.25">
            <text:p>1543.25</text:p>
          </table:table-cell>
          <table:table-cell office:value-type="float" office:value="0.0580214513920584">
            <text:p>0.0580214514</text:p>
          </table:table-cell>
          <table:table-cell office:value-type="float" office:value="0.0763494318181818">
            <text:p>0.0763494318</text:p>
          </table:table-cell>
          <table:table-cell office:value-type="float" office:value="0.0906727379553467">
            <text:p>0.090672738</text:p>
          </table:table-cell>
          <table:table-cell office:value-type="float" office:value="1.20967339796262">
            <text:p>1.209673398</text:p>
          </table:table-cell>
          <table:table-cell office:value-type="float" office:value="1.278648313412">
            <text:p>1.2786483134</text:p>
          </table:table-cell>
          <table:table-cell office:value-type="float" office:value="1.33346881184402">
            <text:p>1.3334688118</text:p>
          </table:table-cell>
          <table:table-cell office:value-type="float" office:value="12.2897110008359">
            <text:p>12.2897110008</text:p>
          </table:table-cell>
          <table:table-cell office:value-type="float" office:value="9.42094020092889">
            <text:p>9.4209402009</text:p>
          </table:table-cell>
          <table:table-cell office:value-type="float" office:value="7.98605453303174">
            <text:p>7.98605453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2098">
            <text:p>2098</text:p>
          </table:table-cell>
          <table:table-cell office:value-type="float" office:value="4997">
            <text:p>4997</text:p>
          </table:table-cell>
          <table:table-cell office:value-type="float" office:value="19044">
            <text:p>19044</text:p>
          </table:table-cell>
          <table:table-cell office:value-type="float" office:value="92">
            <text:p>92</text:p>
          </table:table-cell>
          <table:table-cell office:value-type="float" office:value="245.75">
            <text:p>245.75</text:p>
          </table:table-cell>
          <table:table-cell office:value-type="float" office:value="1286.5">
            <text:p>1286.5</text:p>
          </table:table-cell>
          <table:table-cell office:value-type="float" office:value="0.0438512869399428">
            <text:p>0.0438512869</text:p>
          </table:table-cell>
          <table:table-cell office:value-type="float" office:value="0.0491795077046228">
            <text:p>0.0491795077</text:p>
          </table:table-cell>
          <table:table-cell office:value-type="float" office:value="0.0675540852762025">
            <text:p>0.0675540853</text:p>
          </table:table-cell>
          <table:table-cell office:value-type="float" office:value="1.15724845760773">
            <text:p>1.1572484576</text:p>
          </table:table-cell>
          <table:table-cell office:value-type="float" office:value="1.17686877996319">
            <text:p>1.17686878</text:p>
          </table:table-cell>
          <table:table-cell office:value-type="float" office:value="1.24538386516422">
            <text:p>1.2453838652</text:p>
          </table:table-cell>
          <table:table-cell office:value-type="float" office:value="16.1508640814522">
            <text:p>16.1508640815</text:p>
          </table:table-cell>
          <table:table-cell office:value-type="float" office:value="14.4380283369159">
            <text:p>14.4380283369</text:p>
          </table:table-cell>
          <table:table-cell office:value-type="float" office:value="10.6034235884992">
            <text:p>10.6034235885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89">
            <text:p>89</text:p>
          </table:table-cell>
          <table:table-cell office:value-type="float" office:value="48">
            <text:p>48</text:p>
          </table:table-cell>
          <table:table-cell office:value-type="float" office:value="2605">
            <text:p>2605</text:p>
          </table:table-cell>
          <table:table-cell office:value-type="float" office:value="5670">
            <text:p>5670</text:p>
          </table:table-cell>
          <table:table-cell office:value-type="float" office:value="15272">
            <text:p>15272</text:p>
          </table:table-cell>
          <table:table-cell office:value-type="float" office:value="101.875">
            <text:p>101.875</text:p>
          </table:table-cell>
          <table:table-cell office:value-type="float" office:value="291.142857142857">
            <text:p>291.1428571429</text:p>
          </table:table-cell>
          <table:table-cell office:value-type="float" office:value="833">
            <text:p>833</text:p>
          </table:table-cell>
          <table:table-cell office:value-type="float" office:value="0.0391074856046065">
            <text:p>0.0391074856</text:p>
          </table:table-cell>
          <table:table-cell office:value-type="float" office:value="0.0513479465860418">
            <text:p>0.0513479466</text:p>
          </table:table-cell>
          <table:table-cell office:value-type="float" office:value="0.054544264012572">
            <text:p>0.054544264</text:p>
          </table:table-cell>
          <table:table-cell office:value-type="float" office:value="1.13987381465954">
            <text:p>1.1398738147</text:p>
          </table:table-cell>
          <table:table-cell office:value-type="float" office:value="1.18488557182361">
            <text:p>1.1848855718</text:p>
          </table:table-cell>
          <table:table-cell office:value-type="float" office:value="1.19673607444788">
            <text:p>1.1967360744</text:p>
          </table:table-cell>
          <table:table-cell office:value-type="float" office:value="18.0685138857228">
            <text:p>18.0685138857</text:p>
          </table:table-cell>
          <table:table-cell office:value-type="float" office:value="13.8427057113251">
            <text:p>13.8427057113</text:p>
          </table:table-cell>
          <table:table-cell office:value-type="float" office:value="13.0514817359689">
            <text:p>13.051481736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48">
            <text:p>48</text:p>
          </table:table-cell>
          <table:table-cell office:value-type="float" office:value="3132">
            <text:p>3132</text:p>
          </table:table-cell>
          <table:table-cell office:value-type="float" office:value="7303">
            <text:p>7303</text:p>
          </table:table-cell>
          <table:table-cell office:value-type="float" office:value="16008">
            <text:p>16008</text:p>
          </table:table-cell>
          <table:table-cell office:value-type="float" office:value="73.1428571428571">
            <text:p>73.1428571429</text:p>
          </table:table-cell>
          <table:table-cell office:value-type="float" office:value="287.714285714286">
            <text:p>287.7142857143</text:p>
          </table:table-cell>
          <table:table-cell office:value-type="float" office:value="373.714285714286">
            <text:p>373.7142857143</text:p>
          </table:table-cell>
          <table:table-cell office:value-type="float" office:value="0.0233534026637475">
            <text:p>0.0233534027</text:p>
          </table:table-cell>
          <table:table-cell office:value-type="float" office:value="0.0393967254161695">
            <text:p>0.0393967254</text:p>
          </table:table-cell>
          <table:table-cell office:value-type="float" office:value="0.0233454701220818">
            <text:p>0.0233454701</text:p>
          </table:table-cell>
          <table:table-cell office:value-type="float" office:value="1.08280585689843">
            <text:p>1.0828058569</text:p>
          </table:table-cell>
          <table:table-cell office:value-type="float" office:value="1.14093065882469">
            <text:p>1.1409306588</text:p>
          </table:table-cell>
          <table:table-cell office:value-type="float" office:value="1.08277736693872">
            <text:p>1.0827773669</text:p>
          </table:table-cell>
          <table:table-cell office:value-type="float" office:value="30.0260190469792">
            <text:p>30.026019047</text:p>
          </table:table-cell>
          <table:table-cell office:value-type="float" office:value="17.9383719811954">
            <text:p>17.9383719812</text:p>
          </table:table-cell>
          <table:table-cell office:value-type="float" office:value="30.0361047067018">
            <text:p>30.0361047067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4">
            <text:p>4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3105">
            <text:p>3105</text:p>
          </table:table-cell>
          <table:table-cell office:value-type="float" office:value="7063">
            <text:p>7063</text:p>
          </table:table-cell>
          <table:table-cell office:value-type="float" office:value="16762">
            <text:p>16762</text:p>
          </table:table-cell>
          <table:table-cell office:value-type="float" office:value="113.166666666667">
            <text:p>113.1666666667</text:p>
          </table:table-cell>
          <table:table-cell office:value-type="float" office:value="-136.6">
            <text:p>-136.6</text:p>
          </table:table-cell>
          <table:table-cell office:value-type="float" office:value="-254">
            <text:p>-254</text:p>
          </table:table-cell>
          <table:table-cell office:value-type="float" office:value="0.0364465915190553">
            <text:p>0.0364465915</text:p>
          </table:table-cell>
          <table:table-cell office:value-type="float" office:value="-0.0193402237009769">
            <text:p>-0.0193402237</text:p>
          </table:table-cell>
          <table:table-cell office:value-type="float" office:value="-0.015153322992483">
            <text:p>-0.015153323</text:p>
          </table:table-cell>
          <table:table-cell office:value-type="float" office:value="1.13016664422207">
            <text:p>1.1301666442</text:p>
          </table:table-cell>
          <table:table-cell office:value-type="float" office:value="0.933042343782076">
            <text:p>0.9330423438</text:p>
          </table:table-cell>
          <table:table-cell office:value-type="float" office:value="0.94741343099383">
            <text:p>0.947413431</text:p>
          </table:table-cell>
          <table:table-cell office:value-type="float" office:value="19.3626678181315">
            <text:p>19.36266781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6">
            <text:p>96</text:p>
          </table:table-cell>
          <table:table-cell office:value-type="float" office:value="136">
            <text:p>136</text:p>
          </table:table-cell>
          <table:table-cell office:value-type="float" office:value="70">
            <text:p>70</text:p>
          </table:table-cell>
          <table:table-cell office:value-type="float" office:value="2894">
            <text:p>2894</text:p>
          </table:table-cell>
          <table:table-cell office:value-type="float" office:value="6907">
            <text:p>6907</text:p>
          </table:table-cell>
          <table:table-cell office:value-type="float" office:value="18154">
            <text:p>18154</text:p>
          </table:table-cell>
          <table:table-cell office:value-type="float" office:value="154.4">
            <text:p>154.4</text:p>
          </table:table-cell>
          <table:table-cell office:value-type="float" office:value="368.6">
            <text:p>368.6</text:p>
          </table:table-cell>
          <table:table-cell office:value-type="float" office:value="0">
            <text:p>0</text:p>
          </table:table-cell>
          <table:table-cell office:value-type="float" office:value="0.0533517622667588">
            <text:p>0.0533517623</text:p>
          </table:table-cell>
          <table:table-cell office:value-type="float" office:value="0.0533661502823223">
            <text:p>0.0533661503</text:p>
          </table:table-cell>
          <table:table-cell office:value-type="float" office:value="0">
            <text:p>0</text:p>
          </table:table-cell>
          <table:table-cell office:value-type="float" office:value="1.19231013258611">
            <text:p>1.1923101326</text:p>
          </table:table-cell>
          <table:table-cell office:value-type="float" office:value="1.1923635001402">
            <text:p>1.1923635001</text:p>
          </table:table-cell>
          <table:table-cell office:value-type="float" office:value="1.34">
            <text:p>1.34</text:p>
          </table:table-cell>
          <table:table-cell office:value-type="float" office:value="13.3355917429442">
            <text:p>13.3355917429</text:p>
          </table:table-cell>
          <table:table-cell office:value-type="float" office:value="13.3320881833044">
            <text:p>13.33208818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13">
            <text:p>113</text:p>
          </table:table-cell>
          <table:table-cell office:value-type="float" office:value="2870">
            <text:p>2870</text:p>
          </table:table-cell>
          <table:table-cell office:value-type="float" office:value="7204">
            <text:p>7204</text:p>
          </table:table-cell>
          <table:table-cell office:value-type="float" office:value="19920">
            <text:p>19920</text:p>
          </table:table-cell>
          <table:table-cell office:value-type="float" office:value="66.25">
            <text:p>66.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30836236933798">
            <text:p>0.0230836237</text:p>
          </table:table-cell>
          <table:table-cell table:number-columns-repeated="2" office:value-type="float" office:value="0">
            <text:p>0</text:p>
          </table:table-cell>
          <table:table-cell office:value-type="float" office:value="1.08183707614515">
            <text:p>1.0818370761</text:p>
          </table:table-cell>
          <table:table-cell office:value-type="float" office:value="1.21">
            <text:p>1.21</text:p>
          </table:table-cell>
          <table:table-cell office:value-type="float" office:value="1.34">
            <text:p>1.34</text:p>
          </table:table-cell>
          <table:table-cell office:value-type="float" office:value="30.3729143877511">
            <text:p>30.37291438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5">
            <text:p>5</text:p>
          </table:table-cell>
          <table:table-cell office:value-type="float" office:value="185">
            <text:p>185</text:p>
          </table:table-cell>
          <table:table-cell office:value-type="float" office:value="224">
            <text:p>224</text:p>
          </table:table-cell>
          <table:table-cell office:value-type="float" office:value="158">
            <text:p>158</text:p>
          </table:table-cell>
          <table:table-cell office:value-type="float" office:value="2972">
            <text:p>2972</text:p>
          </table:table-cell>
          <table:table-cell office:value-type="float" office:value="7625">
            <text:p>7625</text:p>
          </table:table-cell>
          <table:table-cell office:value-type="float" office:value="21858">
            <text:p>21858</text:p>
          </table:table-cell>
          <table:table-cell table:number-columns-repeated="6"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1.18">
            <text:p>1.18</text:p>
          </table:table-cell>
          <table:table-cell office:value-type="float" office:value="1.34">
            <text:p>1.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5">
            <text:p>5</text:p>
          </table:table-cell>
          <table:table-cell office:value-type="float" office:value="207">
            <text:p>207</text:p>
          </table:table-cell>
          <table:table-cell office:value-type="float" office:value="248">
            <text:p>248</text:p>
          </table:table-cell>
          <table:table-cell office:value-type="float" office:value="180">
            <text:p>180</text:p>
          </table:table-cell>
          <table:table-cell office:value-type="float" office:value="2919">
            <text:p>2919</text:p>
          </table:table-cell>
          <table:table-cell office:value-type="float" office:value="7742">
            <text:p>7742</text:p>
          </table:table-cell>
          <table:table-cell office:value-type="float" office:value="23984">
            <text:p>23984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.14">
            <text:p>1.14</text:p>
          </table:table-cell>
          <table:table-cell office:value-type="float" office:value="1.34">
            <text:p>1.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9.25">
            <text:p>19.25</text:p>
          </table:table-cell>
          <table:table-cell office:value-type="float" office:value="1055.75">
            <text:p>1055.75</text:p>
          </table:table-cell>
          <table:table-cell office:value-type="float" office:value="11136.75">
            <text:p>11136.75</text:p>
          </table:table-cell>
          <table:table-cell office:value-type="float" office:value="10.2125">
            <text:p>10.2125</text:p>
          </table:table-cell>
          <table:table-cell table:number-columns-repeated="3" office:value-type="float" office:value="5">
            <text:p>5</text:p>
          </table:table-cell>
          <table:table-cell office:value-type="float" office:value="166">
            <text:p>166</text:p>
          </table:table-cell>
          <table:table-cell table:number-columns-repeated="2" office:value-type="float" office:value="137">
            <text:p>137</text:p>
          </table:table-cell>
          <table:table-cell office:value-type="float" office:value="2864">
            <text:p>2864</text:p>
          </table:table-cell>
          <table:table-cell office:value-type="float" office:value="8105">
            <text:p>8105</text:p>
          </table:table-cell>
          <table:table-cell office:value-type="float" office:value="26317">
            <text:p>26317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.15">
            <text:p>1.15</text:p>
          </table:table-cell>
          <table:table-cell office:value-type="float" office:value="1.34">
            <text:p>1.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8.6666666666667">
            <text:p>18.6666666667</text:p>
          </table:table-cell>
          <table:table-cell office:value-type="float" office:value="1139.66666666667">
            <text:p>1139.6666666667</text:p>
          </table:table-cell>
          <table:table-cell office:value-type="float" office:value="11028.3333333333">
            <text:p>11028.3333333333</text:p>
          </table:table-cell>
          <table:table-cell office:value-type="float" office:value="10.9066666666667">
            <text:p>10.9066666667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44">
            <text:p>144</text:p>
          </table:table-cell>
          <table:table-cell office:value-type="float" office:value="2810">
            <text:p>2810</text:p>
          </table:table-cell>
          <table:table-cell office:value-type="float" office:value="8339">
            <text:p>8339</text:p>
          </table:table-cell>
          <table:table-cell office:value-type="float" office:value="28877">
            <text:p>28877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.18">
            <text:p>1.18</text:p>
          </table:table-cell>
          <table:table-cell office:value-type="float" office:value="1.34">
            <text:p>1.34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3" table:number-columns-repeated="2" table:default-cell-style-name="Default"/>
        <table:table-column table:style-name="co19" table:number-columns-repeated="3" table:default-cell-style-name="Default"/>
        <table:table-column table:style-name="co7" table:number-columns-repeated="3" table:default-cell-style-name="Default"/>
        <table:table-row table:style-name="ro1">
          <table:table-cell office:value-type="float" office:value="0.94">
            <text:p>0.94</text:p>
          </table:table-cell>
          <table:table-cell office:value-type="float" office:value="1.18">
            <text:p>1.18</text:p>
          </table:table-cell>
          <table:table-cell office:value-type="float" office:value="1.34">
            <text:p>1.3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2.5">
            <text:p>2.5</text:p>
          </table:table-cell>
          <table:table-cell office:value-type="float" office:value="4.3">
            <text:p>4.3</text:p>
          </table:table-cell>
          <table:table-cell office:value-type="float" office:value="1385">
            <text:p>1385</text:p>
          </table:table-cell>
          <table:table-cell office:value-type="float" office:value="1972">
            <text:p>1972</text:p>
          </table:table-cell>
          <table:table-cell office:value-type="float" office:value="2613">
            <text:p>26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2:1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2:15:54.48</dc:date>
    <dc:creator>Liam Widdess</dc:creator>
    <meta:editing-duration>P2DT3H30M46S</meta:editing-duration>
    <meta:editing-cycles>185</meta:editing-cycles>
    <meta:generator>OpenOffice/4.1.7$Win32 OpenOffice.org_project/417m1$Build-9800</meta:generator>
    <meta:document-statistic meta:table-count="8" meta:cell-count="6660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3cm" svg:y="1.314cm" svg:width="31.067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8">
                <text:p>8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5">
                <text:p>10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8">
                <text:p>9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2">
                <text:p>11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4">
                <text:p>13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5">
                <text:p>165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2">
                <text:p>202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5">
                <text:p>235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5">
                <text:p>355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410">
                <text:p>410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85">
                <text:p>485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32">
                <text:p>532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76">
                <text:p>676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726">
                <text:p>726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830">
                <text:p>830</text:p>
              </table:table-cell>
              <table:table-cell office:value-type="float" office:value="2271">
                <text:p>2271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840">
                <text:p>840</text:p>
              </table:table-cell>
              <table:table-cell office:value-type="float" office:value="2522">
                <text:p>252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1062">
                <text:p>1062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1096">
                <text:p>1096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88">
                <text:p>1188</text:p>
              </table:table-cell>
              <table:table-cell office:value-type="float" office:value="3121">
                <text:p>3121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612">
                <text:p>612</text:p>
              </table:table-cell>
              <table:table-cell office:value-type="float" office:value="1384">
                <text:p>1384</text:p>
              </table:table-cell>
              <table:table-cell office:value-type="float" office:value="3458">
                <text:p>3458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792">
                <text:p>792</text:p>
              </table:table-cell>
              <table:table-cell office:value-type="float" office:value="1514">
                <text:p>151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838">
                <text:p>838</text:p>
              </table:table-cell>
              <table:table-cell office:value-type="float" office:value="1581">
                <text:p>1581</text:p>
              </table:table-cell>
              <table:table-cell office:value-type="float" office:value="3533">
                <text:p>3533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02">
                <text:p>902</text:p>
              </table:table-cell>
              <table:table-cell office:value-type="float" office:value="1767">
                <text:p>1767</text:p>
              </table:table-cell>
              <table:table-cell office:value-type="float" office:value="4098">
                <text:p>4098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05">
                <text:p>905</text:p>
              </table:table-cell>
              <table:table-cell office:value-type="float" office:value="1792">
                <text:p>1792</text:p>
              </table:table-cell>
              <table:table-cell office:value-type="float" office:value="4435">
                <text:p>4435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932">
                <text:p>932</text:p>
              </table:table-cell>
              <table:table-cell office:value-type="float" office:value="1892">
                <text:p>1892</text:p>
              </table:table-cell>
              <table:table-cell office:value-type="float" office:value="4377">
                <text:p>4377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996">
                <text:p>996</text:p>
              </table:table-cell>
              <table:table-cell office:value-type="float" office:value="1900">
                <text:p>1900</text:p>
              </table:table-cell>
              <table:table-cell office:value-type="float" office:value="3932">
                <text:p>39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58">
                <text:p>1258</text:p>
              </table:table-cell>
              <table:table-cell office:value-type="float" office:value="2252">
                <text:p>2252</text:p>
              </table:table-cell>
              <table:table-cell office:value-type="float" office:value="4439">
                <text:p>443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208">
                <text:p>1208</text:p>
              </table:table-cell>
              <table:table-cell office:value-type="float" office:value="2322">
                <text:p>2322</text:p>
              </table:table-cell>
              <table:table-cell office:value-type="float" office:value="4307">
                <text:p>4307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378">
                <text:p>1378</text:p>
              </table:table-cell>
              <table:table-cell office:value-type="float" office:value="2433">
                <text:p>2433</text:p>
              </table:table-cell>
              <table:table-cell office:value-type="float" office:value="3757">
                <text:p>3757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370">
                <text:p>1370</text:p>
              </table:table-cell>
              <table:table-cell office:value-type="float" office:value="2146">
                <text:p>2146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276">
                <text:p>1276</text:p>
              </table:table-cell>
              <table:table-cell office:value-type="float" office:value="2173">
                <text:p>2173</text:p>
              </table:table-cell>
              <table:table-cell office:value-type="float" office:value="3837">
                <text:p>383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364">
                <text:p>1364</text:p>
              </table:table-cell>
              <table:table-cell office:value-type="float" office:value="2475">
                <text:p>2475</text:p>
              </table:table-cell>
              <table:table-cell office:value-type="float" office:value="4386">
                <text:p>4386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166">
                <text:p>1166</text:p>
              </table:table-cell>
              <table:table-cell office:value-type="float" office:value="2464">
                <text:p>2464</text:p>
              </table:table-cell>
              <table:table-cell office:value-type="float" office:value="4508">
                <text:p>450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34">
                <text:p>1034</text:p>
              </table:table-cell>
              <table:table-cell office:value-type="float" office:value="2368">
                <text:p>2368</text:p>
              </table:table-cell>
              <table:table-cell office:value-type="float" office:value="4692">
                <text:p>469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276">
                <text:p>1276</text:p>
              </table:table-cell>
              <table:table-cell office:value-type="float" office:value="2522">
                <text:p>2522</text:p>
              </table:table-cell>
              <table:table-cell office:value-type="float" office:value="5612">
                <text:p>56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364">
                <text:p>1364</text:p>
              </table:table-cell>
              <table:table-cell office:value-type="float" office:value="2704">
                <text:p>2704</text:p>
              </table:table-cell>
              <table:table-cell office:value-type="float" office:value="6992">
                <text:p>699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166">
                <text:p>1166</text:p>
              </table:table-cell>
              <table:table-cell office:value-type="float" office:value="2477">
                <text:p>2477</text:p>
              </table:table-cell>
              <table:table-cell office:value-type="float" office:value="6808">
                <text:p>680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34">
                <text:p>1034</text:p>
              </table:table-cell>
              <table:table-cell office:value-type="float" office:value="2210">
                <text:p>2210</text:p>
              </table:table-cell>
              <table:table-cell office:value-type="float" office:value="6716">
                <text:p>6716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24">
                <text:p>1024</text:p>
              </table:table-cell>
              <table:table-cell office:value-type="float" office:value="2183">
                <text:p>2183</text:p>
              </table:table-cell>
              <table:table-cell office:value-type="float" office:value="7084">
                <text:p>708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704">
                <text:p>704</text:p>
              </table:table-cell>
              <table:table-cell office:value-type="float" office:value="2170">
                <text:p>2170</text:p>
              </table:table-cell>
              <table:table-cell office:value-type="float" office:value="6440">
                <text:p>6440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480">
                <text:p>480</text:p>
              </table:table-cell>
              <table:table-cell office:value-type="float" office:value="2109">
                <text:p>2109</text:p>
              </table:table-cell>
              <table:table-cell office:value-type="float" office:value="5980">
                <text:p>5980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36">
                <text:p>336</text:p>
              </table:table-cell>
              <table:table-cell office:value-type="float" office:value="2128">
                <text:p>2128</text:p>
              </table:table-cell>
              <table:table-cell office:value-type="float" office:value="7176">
                <text:p>717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352">
                <text:p>352</text:p>
              </table:table-cell>
              <table:table-cell office:value-type="float" office:value="2176">
                <text:p>2176</text:p>
              </table:table-cell>
              <table:table-cell office:value-type="float" office:value="8740">
                <text:p>8740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512">
                <text:p>512</text:p>
              </table:table-cell>
              <table:table-cell office:value-type="float" office:value="1890">
                <text:p>1890</text:p>
              </table:table-cell>
              <table:table-cell office:value-type="float" office:value="8924">
                <text:p>8924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660">
                <text:p>660</text:p>
              </table:table-cell>
              <table:table-cell office:value-type="float" office:value="2112">
                <text:p>2112</text:p>
              </table:table-cell>
              <table:table-cell office:value-type="float" office:value="8740">
                <text:p>8740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462">
                <text:p>462</text:p>
              </table:table-cell>
              <table:table-cell office:value-type="float" office:value="2403">
                <text:p>2403</text:p>
              </table:table-cell>
              <table:table-cell office:value-type="float" office:value="8188">
                <text:p>818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484">
                <text:p>484</text:p>
              </table:table-cell>
              <table:table-cell office:value-type="float" office:value="2420">
                <text:p>2420</text:p>
              </table:table-cell>
              <table:table-cell office:value-type="float" office:value="7268">
                <text:p>726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660">
                <text:p>660</text:p>
              </table:table-cell>
              <table:table-cell office:value-type="float" office:value="2522">
                <text:p>2522</text:p>
              </table:table-cell>
              <table:table-cell office:value-type="float" office:value="8280">
                <text:p>8280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62">
                <text:p>462</text:p>
              </table:table-cell>
              <table:table-cell office:value-type="float" office:value="2992">
                <text:p>2992</text:p>
              </table:table-cell>
              <table:table-cell office:value-type="float" office:value="6302">
                <text:p>630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484">
                <text:p>484</text:p>
              </table:table-cell>
              <table:table-cell office:value-type="float" office:value="3780">
                <text:p>3780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704">
                <text:p>704</text:p>
              </table:table-cell>
              <table:table-cell office:value-type="float" office:value="4070">
                <text:p>4070</text:p>
              </table:table-cell>
              <table:table-cell office:value-type="float" office:value="9638">
                <text:p>963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540">
                <text:p>1540</text:p>
              </table:table-cell>
              <table:table-cell office:value-type="float" office:value="4624">
                <text:p>4624</text:p>
              </table:table-cell>
              <table:table-cell office:value-type="float" office:value="10980">
                <text:p>10980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2201">
                <text:p>2201</text:p>
              </table:table-cell>
              <table:table-cell office:value-type="float" office:value="4482">
                <text:p>4482</text:p>
              </table:table-cell>
              <table:table-cell office:value-type="float" office:value="12880">
                <text:p>12880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2191">
                <text:p>2191</text:p>
              </table:table-cell>
              <table:table-cell office:value-type="float" office:value="4928">
                <text:p>4928</text:p>
              </table:table-cell>
              <table:table-cell office:value-type="float" office:value="17020">
                <text:p>17020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2098">
                <text:p>2098</text:p>
              </table:table-cell>
              <table:table-cell office:value-type="float" office:value="4997">
                <text:p>4997</text:p>
              </table:table-cell>
              <table:table-cell office:value-type="float" office:value="19044">
                <text:p>19044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2605">
                <text:p>2605</text:p>
              </table:table-cell>
              <table:table-cell office:value-type="float" office:value="5670">
                <text:p>5670</text:p>
              </table:table-cell>
              <table:table-cell office:value-type="float" office:value="15272">
                <text:p>1527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3132">
                <text:p>3132</text:p>
              </table:table-cell>
              <table:table-cell office:value-type="float" office:value="7303">
                <text:p>7303</text:p>
              </table:table-cell>
              <table:table-cell office:value-type="float" office:value="16008">
                <text:p>16008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3105">
                <text:p>3105</text:p>
              </table:table-cell>
              <table:table-cell office:value-type="float" office:value="7063">
                <text:p>7063</text:p>
              </table:table-cell>
              <table:table-cell office:value-type="float" office:value="16762">
                <text:p>1676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2894">
                <text:p>2894</text:p>
              </table:table-cell>
              <table:table-cell office:value-type="float" office:value="6907">
                <text:p>6907</text:p>
              </table:table-cell>
              <table:table-cell office:value-type="float" office:value="18154">
                <text:p>18154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2870">
                <text:p>2870</text:p>
              </table:table-cell>
              <table:table-cell office:value-type="float" office:value="7204">
                <text:p>7204</text:p>
              </table:table-cell>
              <table:table-cell office:value-type="float" office:value="19920">
                <text:p>19920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2972">
                <text:p>2972</text:p>
              </table:table-cell>
              <table:table-cell office:value-type="float" office:value="7625">
                <text:p>7625</text:p>
              </table:table-cell>
              <table:table-cell office:value-type="float" office:value="21858">
                <text:p>2185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2919">
                <text:p>2919</text:p>
              </table:table-cell>
              <table:table-cell office:value-type="float" office:value="7742">
                <text:p>7742</text:p>
              </table:table-cell>
              <table:table-cell office:value-type="float" office:value="23984">
                <text:p>2398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2864">
                <text:p>2864</text:p>
              </table:table-cell>
              <table:table-cell office:value-type="float" office:value="8105">
                <text:p>8105</text:p>
              </table:table-cell>
              <table:table-cell office:value-type="float" office:value="26317">
                <text:p>26317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2810">
                <text:p>2810</text:p>
              </table:table-cell>
              <table:table-cell office:value-type="float" office:value="8339">
                <text:p>8339</text:p>
              </table:table-cell>
              <table:table-cell office:value-type="float" office:value="28877">
                <text:p>28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79cm" svg:width="31.002cm" svg:height="12.734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55.75">
                <text:p>1055.75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139.66666666667">
                <text:p>1139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28cm" svg:y="1.405cm" svg:width="30.871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2125">
                <text:p>10.2125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0.9066666666667">
                <text:p>10.90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106cm" svg:y="1.352cm" svg:width="31.33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1.06529902182335">
                <text:p>1.06529902182335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.09730277777778">
                <text:p>1.0973027777777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45795918367347">
                <text:p>1.45795918367347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09515625">
                <text:p>1.0951562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0994827634217">
                <text:p>1.0994827634217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4583124">
                <text:p>1.0458312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9781204">
                <text:p>1.5978120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9669421487603">
                <text:p>1.8966942148760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0711823595726">
                <text:p>1.80711823595726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7475215029425">
                <text:p>1.67475215029425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61686604344376">
                <text:p>1.61686604344376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98385968173706">
                <text:p>1.98385968173706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79836798269335">
                <text:p>1.79836798269335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823865447975">
                <text:p>1.13823865447975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.30406087690443">
                <text:p>2.30406087690443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69549525576836">
                <text:p>1.69549525576836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3211239176134">
                <text:p>1.321123917613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14721378374946">
                <text:p>1.1472137837494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.08693441840278">
                <text:p>2.0869344184027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33103925775639">
                <text:p>1.33103925775639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33478002499134">
                <text:p>1.3347800249913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4299440108152">
                <text:p>1.24299440108152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03240984000677">
                <text:p>1.03240984000677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38918650935609">
                <text:p>1.38918650935609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3626546421552">
                <text:p>1.33626546421552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44252074039271">
                <text:p>1.44252074039271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37269616127014">
                <text:p>1.3726961612701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7648398721919">
                <text:p>1.2764839872191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0.899881031163435">
                <text:p>0.899881031163435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2552074177601">
                <text:p>1.2552074177601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20049382716049">
                <text:p>1.20049382716049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29722578133433">
                <text:p>1.29722578133433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23492376201763">
                <text:p>1.23492376201763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0.954036144444357">
                <text:p>0.95403614444435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9601252892562">
                <text:p>1.296012528925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0.890654907226562">
                <text:p>0.89065490722656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04240806652038">
                <text:p>1.04240806652038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0.835112402707876">
                <text:p>0.83511240270787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0.8545375441797">
                <text:p>0.8545375441797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0.978350646394956">
                <text:p>0.97835064639495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14454275147929">
                <text:p>1.1445427514792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04480824475725">
                <text:p>1.04480824475725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0.784597190426639">
                <text:p>0.784597190426639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0.992333987380733">
                <text:p>0.992333987380733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0.980325484764543">
                <text:p>0.980325484764543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0.932388305664063">
                <text:p>0.932388305664063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0.77730625">
                <text:p>0.7773062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53622565375434">
                <text:p>1.5362256537543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22903713230653">
                <text:p>1.22903713230653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0.601691955061983">
                <text:p>0.601691955061983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01356022159634">
                <text:p>1.0135602215963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3846534723724">
                <text:p>1.384653472372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41855625">
                <text:p>1.41855625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33402486586849">
                <text:p>1.33402486586849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02584126297578">
                <text:p>1.0258412629757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56324383137314">
                <text:p>1.56324383137314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278648313412">
                <text:p>1.278648313412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17686877996319">
                <text:p>1.1768687799631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18488557182361">
                <text:p>1.18488557182361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14093065882469">
                <text:p>1.14093065882469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0.933042343782076">
                <text:p>0.93304234378207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1923635001402">
                <text:p>1.192363500140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5cm" svg:y="1.405cm" svg:width="31.268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136.75">
                <text:p>11136.75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1028.3333333333">
                <text:p>11028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